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7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12.33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30.565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5.31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v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ctivityLong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ActivityGroup</text:p>
          </table:table-cell>
          <table:table-cell office:value-type="string" calcext:value-type="string">
            <text:p>Activ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Flag_ targeted </text:p>
          </table:table-cell>
          <table:table-cell office:value-type="string" calcext:value-type="string">
            <text:p>C1_0</text:p>
          </table:table-cell>
          <table:table-cell office:value-type="string" calcext:value-type="string">
            <text:p>School</text:p>
          </table:table-cell>
          <table:table-cell table:formula="of:=VLOOKUP([.A2];[$lookup.$B$2:.$C$86];2;0)" office:value-type="string" office:string-value="C1_Flag_Targeted" calcext:value-type="string">
            <text:p>C1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Flag_ general </text:p>
          </table:table-cell>
          <table:table-cell office:value-type="string" calcext:value-type="string">
            <text:p>C1_1</text:p>
          </table:table-cell>
          <table:table-cell office:value-type="string" calcext:value-type="string">
            <text:p>School</text:p>
          </table:table-cell>
          <table:table-cell table:formula="of:=VLOOKUP([.A3];[$lookup.$B$2:.$C$86];2;0)" office:value-type="string" office:string-value="C1_Flag_General" calcext:value-type="string">
            <text:p>C1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Flag_ no data </text:p>
          </table:table-cell>
          <table:table-cell office:value-type="string" calcext:value-type="string">
            <text:p>C1_Blank</text:p>
          </table:table-cell>
          <table:table-cell office:value-type="string" calcext:value-type="string">
            <text:p>School</text:p>
          </table:table-cell>
          <table:table-cell table:formula="of:=VLOOKUP([.A4];[$lookup.$B$2:.$C$86];2;0)" office:value-type="string" office:string-value="C1_Flag_NoData" calcext:value-type="string">
            <text:p>C1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School closing_ no measures </text:p>
          </table:table-cell>
          <table:table-cell office:value-type="string" calcext:value-type="string">
            <text:p>C1_0</text:p>
          </table:table-cell>
          <table:table-cell office:value-type="string" calcext:value-type="string">
            <text:p>School</text:p>
          </table:table-cell>
          <table:table-cell table:formula="of:=VLOOKUP([.A5];[$lookup.$B$2:.$C$86];2;0)" office:value-type="string" office:string-value="No School Closures" calcext:value-type="string">
            <text:p>No School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School closing_ recommend closing or all schools open with alterations resulting in significant differences compared to non</text:p>
          </table:table-cell>
          <table:table-cell office:value-type="string" calcext:value-type="string">
            <text:p>C1_1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ow Level School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School closing_ require closing (only some levels or categories, eg just high school, or just public schools) </text:p>
          </table:table-cell>
          <table:table-cell office:value-type="string" calcext:value-type="string">
            <text:p>C1_2</text:p>
          </table:table-cell>
          <table:table-cell office:value-type="string" calcext:value-type="string">
            <text:p>School</text:p>
          </table:table-cell>
          <table:table-cell table:formula="of:=VLOOKUP([.A7];[$lookup.$B$2:.$C$86];2;0)" office:value-type="string" office:string-value="Require School Closures" calcext:value-type="string">
            <text:p>Require School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_School closing_ require closing all levels </text:p>
          </table:table-cell>
          <table:table-cell office:value-type="string" calcext:value-type="string">
            <text:p>C1_3</text:p>
          </table:table-cell>
          <table:table-cell office:value-type="string" calcext:value-type="string">
            <text:p>School</text:p>
          </table:table-cell>
          <table:table-cell table:formula="of:=VLOOKUP([.A8];[$lookup.$B$2:.$C$86];2;0)" office:value-type="string" office:string-value="Require All Schools Closed" calcext:value-type="string">
            <text:p>Require All Schools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Flag_ targeted </text:p>
          </table:table-cell>
          <table:table-cell office:value-type="string" calcext:value-type="string">
            <text:p>C2_0</text:p>
          </table:table-cell>
          <table:table-cell office:value-type="string" calcext:value-type="string">
            <text:p>Workplace</text:p>
          </table:table-cell>
          <table:table-cell table:formula="of:=VLOOKUP([.A9];[$lookup.$B$2:.$C$86];2;0)" office:value-type="string" office:string-value="C2_Flag_Targeted" calcext:value-type="string">
            <text:p>C2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Flag_ general </text:p>
          </table:table-cell>
          <table:table-cell office:value-type="string" calcext:value-type="string">
            <text:p>C2_1</text:p>
          </table:table-cell>
          <table:table-cell office:value-type="string" calcext:value-type="string">
            <text:p>Workplace</text:p>
          </table:table-cell>
          <table:table-cell table:formula="of:=VLOOKUP([.A10];[$lookup.$B$2:.$C$86];2;0)" office:value-type="string" office:string-value="C2_Flag_General" calcext:value-type="string">
            <text:p>C2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Flag_ no data </text:p>
          </table:table-cell>
          <table:table-cell office:value-type="string" calcext:value-type="string">
            <text:p>C2_Blank</text:p>
          </table:table-cell>
          <table:table-cell office:value-type="string" calcext:value-type="string">
            <text:p>Workplace</text:p>
          </table:table-cell>
          <table:table-cell table:formula="of:=VLOOKUP([.A11];[$lookup.$B$2:.$C$86];2;0)" office:value-type="string" office:string-value="C2_Flag_NoData" calcext:value-type="string">
            <text:p>C2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Workplace closing_ no measures </text:p>
          </table:table-cell>
          <table:table-cell office:value-type="string" calcext:value-type="string">
            <text:p>C2_0</text:p>
          </table:table-cell>
          <table:table-cell office:value-type="string" calcext:value-type="string">
            <text:p>Workplace</text:p>
          </table:table-cell>
          <table:table-cell table:formula="of:=VLOOKUP([.A12];[$lookup.$B$2:.$C$86];2;0)" office:value-type="string" office:string-value="No Workplace Closures" calcext:value-type="string">
            <text:p>No Workplace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Workplace closing_ recommend closing (or recommend work from home) or all businesses open with alterations resulting in significant differences compared to non</text:p>
          </table:table-cell>
          <table:table-cell office:value-type="string" calcext:value-type="string">
            <text:p>C2_1</text:p>
          </table:table-cell>
          <table:table-cell office:value-type="string" calcext:value-type="string">
            <text:p>Workplace</text:p>
          </table:table-cell>
          <table:table-cell office:value-type="string" calcext:value-type="string">
            <text:p>Suggest Workplace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Workplace closing_ require closing (or work from home) for some sectors or categories of workers </text:p>
          </table:table-cell>
          <table:table-cell office:value-type="string" calcext:value-type="string">
            <text:p>C2_2</text:p>
          </table:table-cell>
          <table:table-cell office:value-type="string" calcext:value-type="string">
            <text:p>Workplace</text:p>
          </table:table-cell>
          <table:table-cell table:formula="of:=VLOOKUP([.A14];[$lookup.$B$2:.$C$86];2;0)" office:value-type="string" office:string-value="Require Workplace Closures" calcext:value-type="string">
            <text:p>Require Workplace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_Workplace closing_ require closing (or work from home) for all</text:p>
          </table:table-cell>
          <table:table-cell office:value-type="string" calcext:value-type="string">
            <text:p>C2_3</text:p>
          </table:table-cell>
          <table:table-cell office:value-type="string" calcext:value-type="string">
            <text:p>Workplace</text:p>
          </table:table-cell>
          <table:table-cell table:formula="of:=VLOOKUP([.A15];[$lookup.$B$2:.$C$86];2;0)" office:value-type="string" office:string-value="Require All Workplace Closed" calcext:value-type="string">
            <text:p>Require All Workplace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Cancel public events_ no measures </text:p>
          </table:table-cell>
          <table:table-cell office:value-type="string" calcext:value-type="string">
            <text:p>C3_0</text:p>
          </table:table-cell>
          <table:table-cell office:value-type="string" calcext:value-type="string">
            <text:p>Public Events</text:p>
          </table:table-cell>
          <table:table-cell table:formula="of:=VLOOKUP([.A16];[$lookup.$B$2:.$C$86];2;0)" office:value-type="string" office:string-value="No Public Event Closures" calcext:value-type="string">
            <text:p>No Public Event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Cancel public events_ recommend cancelling </text:p>
          </table:table-cell>
          <table:table-cell office:value-type="string" calcext:value-type="string">
            <text:p>C3_1</text:p>
          </table:table-cell>
          <table:table-cell office:value-type="string" calcext:value-type="string">
            <text:p>Public Events</text:p>
          </table:table-cell>
          <table:table-cell table:formula="of:=VLOOKUP([.A17];[$lookup.$B$2:.$C$86];2;0)" office:value-type="string" office:string-value="Recommend Public Event Closures" calcext:value-type="string">
            <text:p>Recommend Public Event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Cancel public events_ require cancelling </text:p>
          </table:table-cell>
          <table:table-cell office:value-type="string" calcext:value-type="string">
            <text:p>C3_2</text:p>
          </table:table-cell>
          <table:table-cell office:value-type="string" calcext:value-type="string">
            <text:p>Public Events</text:p>
          </table:table-cell>
          <table:table-cell table:formula="of:=VLOOKUP([.A18];[$lookup.$B$2:.$C$86];2;0)" office:value-type="string" office:string-value="Require Public Events Closures" calcext:value-type="string">
            <text:p>Require Public Events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Cancel public events_ no data </text:p>
          </table:table-cell>
          <table:table-cell office:value-type="string" calcext:value-type="string">
            <text:p>C3_Blank</text:p>
          </table:table-cell>
          <table:table-cell office:value-type="string" calcext:value-type="string">
            <text:p>Public Events</text:p>
          </table:table-cell>
          <table:table-cell table:formula="of:=VLOOKUP([.A19];[$lookup.$B$2:.$C$86];2;0)" office:value-type="string" office:string-value="No Restrictions on Public Events" calcext:value-type="string">
            <text:p>No Restrictions on Public Ev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Flag_ targeted </text:p>
          </table:table-cell>
          <table:table-cell office:value-type="string" calcext:value-type="string">
            <text:p>C3_0</text:p>
          </table:table-cell>
          <table:table-cell office:value-type="string" calcext:value-type="string">
            <text:p>Public Events</text:p>
          </table:table-cell>
          <table:table-cell table:formula="of:=VLOOKUP([.A20];[$lookup.$B$2:.$C$86];2;0)" office:value-type="string" office:string-value="C3_Flag_Targeted" calcext:value-type="string">
            <text:p>C3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Flag_ general </text:p>
          </table:table-cell>
          <table:table-cell office:value-type="string" calcext:value-type="string">
            <text:p>C3_1</text:p>
          </table:table-cell>
          <table:table-cell office:value-type="string" calcext:value-type="string">
            <text:p>Public Events</text:p>
          </table:table-cell>
          <table:table-cell table:formula="of:=VLOOKUP([.A21];[$lookup.$B$2:.$C$86];2;0)" office:value-type="string" office:string-value="C3_Flag_General" calcext:value-type="string">
            <text:p>C3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_Flag_ no data </text:p>
          </table:table-cell>
          <table:table-cell office:value-type="string" calcext:value-type="string">
            <text:p>C3_Blank</text:p>
          </table:table-cell>
          <table:table-cell office:value-type="string" calcext:value-type="string">
            <text:p>Public Events</text:p>
          </table:table-cell>
          <table:table-cell table:formula="of:=VLOOKUP([.A22];[$lookup.$B$2:.$C$86];2;0)" office:value-type="string" office:string-value="C3_Flag_NoData" calcext:value-type="string">
            <text:p>C3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Flag_ targeted </text:p>
          </table:table-cell>
          <table:table-cell office:value-type="string" calcext:value-type="string">
            <text:p>C4_0</text:p>
          </table:table-cell>
          <table:table-cell office:value-type="string" calcext:value-type="string">
            <text:p>Gatherings</text:p>
          </table:table-cell>
          <table:table-cell table:formula="of:=VLOOKUP([.A23];[$lookup.$B$2:.$C$86];2;0)" office:value-type="string" office:string-value="C4_Flag_Targeted" calcext:value-type="string">
            <text:p>C4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Flag_ general </text:p>
          </table:table-cell>
          <table:table-cell office:value-type="string" calcext:value-type="string">
            <text:p>C4_1</text:p>
          </table:table-cell>
          <table:table-cell office:value-type="string" calcext:value-type="string">
            <text:p>Gatherings</text:p>
          </table:table-cell>
          <table:table-cell table:formula="of:=VLOOKUP([.A24];[$lookup.$B$2:.$C$86];2;0)" office:value-type="string" office:string-value="C4_Flag_General" calcext:value-type="string">
            <text:p>C4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Flag_ no data </text:p>
          </table:table-cell>
          <table:table-cell office:value-type="string" calcext:value-type="string">
            <text:p>C4_Blank</text:p>
          </table:table-cell>
          <table:table-cell office:value-type="string" calcext:value-type="string">
            <text:p>Gatherings</text:p>
          </table:table-cell>
          <table:table-cell table:formula="of:=VLOOKUP([.A25];[$lookup.$B$2:.$C$86];2;0)" office:value-type="string" office:string-value="C4_Flag_NoData" calcext:value-type="string">
            <text:p>C4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Restrictions on gatherings_ no restrictions </text:p>
          </table:table-cell>
          <table:table-cell office:value-type="string" calcext:value-type="string">
            <text:p>C4_0</text:p>
          </table:table-cell>
          <table:table-cell office:value-type="string" calcext:value-type="string">
            <text:p>Gatherings</text:p>
          </table:table-cell>
          <table:table-cell table:formula="of:=VLOOKUP([.A26];[$lookup.$B$2:.$C$86];2;0)" office:value-type="string" office:string-value="No Gathering Restrictions" calcext:value-type="string">
            <text:p>No Gathering Restri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Restrictions on gatherings_ restrictions on very large gatherings (the limit is above 1000 people) </text:p>
          </table:table-cell>
          <table:table-cell office:value-type="string" calcext:value-type="string">
            <text:p>C4_1</text:p>
          </table:table-cell>
          <table:table-cell office:value-type="string" calcext:value-type="string">
            <text:p>Gatherings</text:p>
          </table:table-cell>
          <table:table-cell table:formula="of:=VLOOKUP([.A27];[$lookup.$B$2:.$C$86];2;0)" office:value-type="string" office:string-value="Restrict Very Large Gatherings" calcext:value-type="string">
            <text:p>Restrict Very Large Gathe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Restrictions on gatherings_ restrictions on gatherings between 101</text:p>
          </table:table-cell>
          <table:table-cell office:value-type="string" calcext:value-type="string">
            <text:p>C4_2</text:p>
          </table:table-cell>
          <table:table-cell office:value-type="string" calcext:value-type="string">
            <text:p>Gatherings</text:p>
          </table:table-cell>
          <table:table-cell table:formula="of:=VLOOKUP([.A28];[$lookup.$B$2:.$C$86];2;0)" office:value-type="string" office:string-value="Restrict Gatherings" calcext:value-type="string">
            <text:p>Restrict Gathe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_Restrictions on gatherings_ restrictions on gatherings between 11</text:p>
          </table:table-cell>
          <table:table-cell office:value-type="string" calcext:value-type="string">
            <text:p>C4_3</text:p>
          </table:table-cell>
          <table:table-cell office:value-type="string" calcext:value-type="string">
            <text:p>Gatherings</text:p>
          </table:table-cell>
          <table:table-cell table:formula="of:=VLOOKUP([.A29];[$lookup.$B$2:.$C$86];2;0)" office:value-type="string" office:string-value="Restriction on Gatherings &gt;11" calcext:value-type="string">
            <text:p>Restriction on Gatherings &gt;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Close public transport_ no measures </text:p>
          </table:table-cell>
          <table:table-cell office:value-type="string" calcext:value-type="string">
            <text:p>C5_0</text:p>
          </table:table-cell>
          <table:table-cell office:value-type="string" calcext:value-type="string">
            <text:p>Public Transport</text:p>
          </table:table-cell>
          <table:table-cell table:formula="of:=VLOOKUP([.A30];[$lookup.$B$2:.$C$86];2;0)" office:value-type="string" office:string-value="No Public Transport Closures" calcext:value-type="string">
            <text:p>No Public Transport Clo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Close public transport_ recommend closing (or significantly reduce volume/route/means of transport available) </text:p>
          </table:table-cell>
          <table:table-cell office:value-type="string" calcext:value-type="string">
            <text:p>C5_1</text:p>
          </table:table-cell>
          <table:table-cell office:value-type="string" calcext:value-type="string">
            <text:p>Public Transport</text:p>
          </table:table-cell>
          <table:table-cell table:formula="of:=VLOOKUP([.A31];[$lookup.$B$2:.$C$86];2;0)" office:value-type="string" office:string-value="Reduce Public Transport" calcext:value-type="string">
            <text:p>Reduce Public Trans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Close public transport_ require closing (or prohibit most citizens from using it) </text:p>
          </table:table-cell>
          <table:table-cell office:value-type="string" calcext:value-type="string">
            <text:p>C5_2</text:p>
          </table:table-cell>
          <table:table-cell office:value-type="string" calcext:value-type="string">
            <text:p>Public Transport</text:p>
          </table:table-cell>
          <table:table-cell table:formula="of:=VLOOKUP([.A32];[$lookup.$B$2:.$C$86];2;0)" office:value-type="string" office:string-value="Close Public Transport" calcext:value-type="string">
            <text:p>Close Public Trans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Close public transport_ no data </text:p>
          </table:table-cell>
          <table:table-cell office:value-type="string" calcext:value-type="string">
            <text:p>C5_Blank</text:p>
          </table:table-cell>
          <table:table-cell office:value-type="string" calcext:value-type="string">
            <text:p>Public Transport</text:p>
          </table:table-cell>
          <table:table-cell table:formula="of:=VLOOKUP([.A33];[$lookup.$B$2:.$C$86];2;0)" office:value-type="string" office:string-value="No Restrictions on Public Transport" calcext:value-type="string">
            <text:p>No Restrictions on Public Trans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Flag_ targeted </text:p>
          </table:table-cell>
          <table:table-cell office:value-type="string" calcext:value-type="string">
            <text:p>C5_0</text:p>
          </table:table-cell>
          <table:table-cell office:value-type="string" calcext:value-type="string">
            <text:p>Public Transport</text:p>
          </table:table-cell>
          <table:table-cell table:formula="of:=VLOOKUP([.A34];[$lookup.$B$2:.$C$86];2;0)" office:value-type="string" office:string-value="C5_Flag_Targeted" calcext:value-type="string">
            <text:p>C5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Flag_ general </text:p>
          </table:table-cell>
          <table:table-cell office:value-type="string" calcext:value-type="string">
            <text:p>C5_1</text:p>
          </table:table-cell>
          <table:table-cell office:value-type="string" calcext:value-type="string">
            <text:p>Public Transport</text:p>
          </table:table-cell>
          <table:table-cell table:formula="of:=VLOOKUP([.A35];[$lookup.$B$2:.$C$86];2;0)" office:value-type="string" office:string-value="C5_Flag_General" calcext:value-type="string">
            <text:p>C5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_Flag_ no data </text:p>
          </table:table-cell>
          <table:table-cell office:value-type="string" calcext:value-type="string">
            <text:p>C5_Blank</text:p>
          </table:table-cell>
          <table:table-cell office:value-type="string" calcext:value-type="string">
            <text:p>Public Transport</text:p>
          </table:table-cell>
          <table:table-cell table:formula="of:=VLOOKUP([.A36];[$lookup.$B$2:.$C$86];2;0)" office:value-type="string" office:string-value="C5_Flag_NoData" calcext:value-type="string">
            <text:p>C5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Flag_ targeted </text:p>
          </table:table-cell>
          <table:table-cell office:value-type="string" calcext:value-type="string">
            <text:p>C6_0</text:p>
          </table:table-cell>
          <table:table-cell office:value-type="string" calcext:value-type="string">
            <text:p>Stay Home</text:p>
          </table:table-cell>
          <table:table-cell table:formula="of:=VLOOKUP([.A37];[$lookup.$B$2:.$C$86];2;0)" office:value-type="string" office:string-value="C6_Flag_Targeted" calcext:value-type="string">
            <text:p>C6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Flag_ general </text:p>
          </table:table-cell>
          <table:table-cell office:value-type="string" calcext:value-type="string">
            <text:p>C6_1</text:p>
          </table:table-cell>
          <table:table-cell office:value-type="string" calcext:value-type="string">
            <text:p>Stay Home</text:p>
          </table:table-cell>
          <table:table-cell table:formula="of:=VLOOKUP([.A38];[$lookup.$B$2:.$C$86];2;0)" office:value-type="string" office:string-value="C6_Flag_General" calcext:value-type="string">
            <text:p>C6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Flag_ no data </text:p>
          </table:table-cell>
          <table:table-cell office:value-type="string" calcext:value-type="string">
            <text:p>C6_Blank</text:p>
          </table:table-cell>
          <table:table-cell office:value-type="string" calcext:value-type="string">
            <text:p>Stay Home</text:p>
          </table:table-cell>
          <table:table-cell table:formula="of:=VLOOKUP([.A39];[$lookup.$B$2:.$C$86];2;0)" office:value-type="string" office:string-value="C6_Flag_NoData" calcext:value-type="string">
            <text:p>C6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Stay at home requirements_ no measures </text:p>
          </table:table-cell>
          <table:table-cell office:value-type="string" calcext:value-type="string">
            <text:p>C6_0</text:p>
          </table:table-cell>
          <table:table-cell office:value-type="string" calcext:value-type="string">
            <text:p>Stay Home</text:p>
          </table:table-cell>
          <table:table-cell table:formula="of:=VLOOKUP([.A40];[$lookup.$B$2:.$C$86];2;0)" office:value-type="string" office:string-value="No Stay At Home Measures" calcext:value-type="string">
            <text:p>No Stay At Home Mea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Stay at home requirements_ recommend not leaving house </text:p>
          </table:table-cell>
          <table:table-cell office:value-type="string" calcext:value-type="string">
            <text:p>C6_1</text:p>
          </table:table-cell>
          <table:table-cell office:value-type="string" calcext:value-type="string">
            <text:p>Stay Home</text:p>
          </table:table-cell>
          <table:table-cell table:formula="of:=VLOOKUP([.A41];[$lookup.$B$2:.$C$86];2;0)" office:value-type="string" office:string-value="Recommend Not Leave Home" calcext:value-type="string">
            <text:p>Recommend Not Leave H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Stay at home requirements_ require not leaving house with exceptions for daily exercise, grocery shopping, and 'essential' trips </text:p>
          </table:table-cell>
          <table:table-cell office:value-type="string" calcext:value-type="string">
            <text:p>C6_2</text:p>
          </table:table-cell>
          <table:table-cell office:value-type="string" calcext:value-type="string">
            <text:p>Stay Home</text:p>
          </table:table-cell>
          <table:table-cell table:formula="of:=VLOOKUP([.A42];[$lookup.$B$2:.$C$86];2;0)" office:value-type="string" office:string-value="Lockdown except 3 reasons" calcext:value-type="string">
            <text:p>Lockdown except 3 reas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_Stay at home requirements_ require not leaving house with minimal exceptions (eg allowed to leave once a week, or only one person can leave at a time, etc) </text:p>
          </table:table-cell>
          <table:table-cell office:value-type="string" calcext:value-type="string">
            <text:p>C6_3</text:p>
          </table:table-cell>
          <table:table-cell office:value-type="string" calcext:value-type="string">
            <text:p>Stay Home</text:p>
          </table:table-cell>
          <table:table-cell table:formula="of:=VLOOKUP([.A43];[$lookup.$B$2:.$C$86];2;0)" office:value-type="string" office:string-value="Lockdown Minimal Exceptions" calcext:value-type="string">
            <text:p>Lockdown Minimal Excep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Flag_ targeted </text:p>
          </table:table-cell>
          <table:table-cell office:value-type="string" calcext:value-type="string">
            <text:p>C7_0</text:p>
          </table:table-cell>
          <table:table-cell office:value-type="string" calcext:value-type="string">
            <text:p>Internal Movements</text:p>
          </table:table-cell>
          <table:table-cell table:formula="of:=VLOOKUP([.A44];[$lookup.$B$2:.$C$86];2;0)" office:value-type="string" office:string-value="C7_Flag_Targeted" calcext:value-type="string">
            <text:p>C7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Flag_ general </text:p>
          </table:table-cell>
          <table:table-cell office:value-type="string" calcext:value-type="string">
            <text:p>C7_1</text:p>
          </table:table-cell>
          <table:table-cell office:value-type="string" calcext:value-type="string">
            <text:p>Internal Movements</text:p>
          </table:table-cell>
          <table:table-cell table:formula="of:=VLOOKUP([.A45];[$lookup.$B$2:.$C$86];2;0)" office:value-type="string" office:string-value="C7_Flag_General" calcext:value-type="string">
            <text:p>C7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Flag_ no data </text:p>
          </table:table-cell>
          <table:table-cell office:value-type="string" calcext:value-type="string">
            <text:p>C7_Blank</text:p>
          </table:table-cell>
          <table:table-cell office:value-type="string" calcext:value-type="string">
            <text:p>Internal Movements</text:p>
          </table:table-cell>
          <table:table-cell table:formula="of:=VLOOKUP([.A46];[$lookup.$B$2:.$C$86];2;0)" office:value-type="string" office:string-value="C7_Flag_NoData" calcext:value-type="string">
            <text:p>C7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Restrictions on internal movement_ no measures </text:p>
          </table:table-cell>
          <table:table-cell office:value-type="string" calcext:value-type="string">
            <text:p>C7_0</text:p>
          </table:table-cell>
          <table:table-cell office:value-type="string" calcext:value-type="string">
            <text:p>Internal Movements</text:p>
          </table:table-cell>
          <table:table-cell table:formula="of:=VLOOKUP([.A47];[$lookup.$B$2:.$C$86];2;0)" office:value-type="string" office:string-value="No Internal Movement Restrictions" calcext:value-type="string">
            <text:p>No Internal Movement Restri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Restrictions on internal movement_ recommend not to travel between regions/cities </text:p>
          </table:table-cell>
          <table:table-cell office:value-type="string" calcext:value-type="string">
            <text:p>C7_1</text:p>
          </table:table-cell>
          <table:table-cell office:value-type="string" calcext:value-type="string">
            <text:p>Internal Movements</text:p>
          </table:table-cell>
          <table:table-cell table:formula="of:=VLOOKUP([.A48];[$lookup.$B$2:.$C$86];2;0)" office:value-type="string" office:string-value="Recommend Not Leave City" calcext:value-type="string">
            <text:p>Recommend Not Leave 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Restrictions on internal movement_ internal movement restrictions in place </text:p>
          </table:table-cell>
          <table:table-cell office:value-type="string" calcext:value-type="string">
            <text:p>C7_2</text:p>
          </table:table-cell>
          <table:table-cell office:value-type="string" calcext:value-type="string">
            <text:p>Internal Movements</text:p>
          </table:table-cell>
          <table:table-cell table:formula="of:=VLOOKUP([.A49];[$lookup.$B$2:.$C$86];2;0)" office:value-type="string" office:string-value="Restrict Internal Movements" calcext:value-type="string">
            <text:p>Restrict Internal Move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_Restrictions on internal movement_ no data </text:p>
          </table:table-cell>
          <table:table-cell office:value-type="string" calcext:value-type="string">
            <text:p>C7_Blank</text:p>
          </table:table-cell>
          <table:table-cell office:value-type="string" calcext:value-type="string">
            <text:p>Internal Movements</text:p>
          </table:table-cell>
          <table:table-cell table:formula="of:=VLOOKUP([.A50];[$lookup.$B$2:.$C$86];2;0)" office:value-type="string" office:string-value="No Internal Movement Restrictions" calcext:value-type="string">
            <text:p>No Internal Movement Restri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_International travel controls_ no restrictions </text:p>
          </table:table-cell>
          <table:table-cell office:value-type="string" calcext:value-type="string">
            <text:p>C8_0</text:p>
          </table:table-cell>
          <table:table-cell office:value-type="string" calcext:value-type="string">
            <text:p>International Travel</text:p>
          </table:table-cell>
          <table:table-cell table:formula="of:=VLOOKUP([.A51];[$lookup.$B$2:.$C$86];2;0)" office:value-type="string" office:string-value="No International Travel Controls" calcext:value-type="string">
            <text:p>No International Travel Contr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_International travel controls_ screening arrivals </text:p>
          </table:table-cell>
          <table:table-cell office:value-type="string" calcext:value-type="string">
            <text:p>C8_1</text:p>
          </table:table-cell>
          <table:table-cell office:value-type="string" calcext:value-type="string">
            <text:p>International Travel</text:p>
          </table:table-cell>
          <table:table-cell table:formula="of:=VLOOKUP([.A52];[$lookup.$B$2:.$C$86];2;0)" office:value-type="string" office:string-value="Screen International Arrivals" calcext:value-type="string">
            <text:p>Screen International Arriv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_International travel controls_ quarantine arrivals from some or all regions </text:p>
          </table:table-cell>
          <table:table-cell office:value-type="string" calcext:value-type="string">
            <text:p>C8_2</text:p>
          </table:table-cell>
          <table:table-cell office:value-type="string" calcext:value-type="string">
            <text:p>International Travel</text:p>
          </table:table-cell>
          <table:table-cell table:formula="of:=VLOOKUP([.A53];[$lookup.$B$2:.$C$86];2;0)" office:value-type="string" office:string-value="Quarantine Arrivals" calcext:value-type="string">
            <text:p>Quarantine Arriv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_International travel controls_ ban arrivals from some regions </text:p>
          </table:table-cell>
          <table:table-cell office:value-type="string" calcext:value-type="string">
            <text:p>C8_3</text:p>
          </table:table-cell>
          <table:table-cell office:value-type="string" calcext:value-type="string">
            <text:p>International Travel</text:p>
          </table:table-cell>
          <table:table-cell table:formula="of:=VLOOKUP([.A54];[$lookup.$B$2:.$C$86];2;0)" office:value-type="string" office:string-value="Ban Certain International Arrivals" calcext:value-type="string">
            <text:p>Ban Certain International Arriv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_Flag_ formal sector workers only or informal sector workers only </text:p>
          </table:table-cell>
          <table:table-cell office:value-type="string" calcext:value-type="string">
            <text:p>E1_0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Sector Workers Onl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1_Flag_ all workers</text:p>
            <text:p/>
          </table:table-cell>
          <table:table-cell office:value-type="string" calcext:value-type="string">
            <text:p>E1_1</text:p>
          </table:table-cell>
          <table:table-cell office:value-type="string" calcext:value-type="string">
            <text:p>Income Support</text:p>
          </table:table-cell>
          <table:table-cell office:value-type="string" calcext:value-type="string">
            <text:p>All Wor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_Income support` &lt;br/&gt;(for households)_ no income support </text:p>
          </table:table-cell>
          <table:table-cell office:value-type="string" calcext:value-type="string">
            <text:p>E1_0</text:p>
          </table:table-cell>
          <table:table-cell office:value-type="string" calcext:value-type="string">
            <text:p>Income Support</text:p>
          </table:table-cell>
          <table:table-cell table:formula="of:=VLOOKUP([.A57];[$lookup.$B$2:.$C$86];2;0)" office:value-type="string" office:string-value="No Income Support" calcext:value-type="string">
            <text:p>No Income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_Income support` &lt;br/&gt;(for households)_ government is replacing less than 50% of lost salary (or if a flat sum, it is less than 50% median salary) </text:p>
          </table:table-cell>
          <table:table-cell office:value-type="string" calcext:value-type="string">
            <text:p>E1_1</text:p>
          </table:table-cell>
          <table:table-cell office:value-type="string" calcext:value-type="string">
            <text:p>Income Support</text:p>
          </table:table-cell>
          <table:table-cell table:formula="of:=VLOOKUP([.A58];[$lookup.$B$2:.$C$86];2;0)" office:value-type="string" office:string-value="Income Support &lt; 50%" calcext:value-type="string">
            <text:p>Income Support &lt; 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_Income support` &lt;br/&gt;(for households)_ government is replacing 50% or more of lost salary (or if a flat sum, it is greater than 50% median salary) </text:p>
          </table:table-cell>
          <table:table-cell office:value-type="string" calcext:value-type="string">
            <text:p>E1_2</text:p>
          </table:table-cell>
          <table:table-cell office:value-type="string" calcext:value-type="string">
            <text:p>Income Support</text:p>
          </table:table-cell>
          <table:table-cell table:formula="of:=VLOOKUP([.A59];[$lookup.$B$2:.$C$86];2;0)" office:value-type="string" office:string-value="Income Support &gt; 50%" calcext:value-type="string">
            <text:p>Income Support &gt; 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_Income support` &lt;br/&gt;(for households)_ no data </text:p>
          </table:table-cell>
          <table:table-cell office:value-type="string" calcext:value-type="string">
            <text:p>E1_Blank</text:p>
          </table:table-cell>
          <table:table-cell office:value-type="string" calcext:value-type="string">
            <text:p>Income Support</text:p>
          </table:table-cell>
          <table:table-cell table:formula="of:=VLOOKUP([.A60];[$lookup.$B$2:.$C$86];2;0)" office:value-type="string" office:string-value="No Income Support" calcext:value-type="string">
            <text:p>No Income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_Debt/contract relief` &lt;br/&gt;(for households)_ no debt/contract relief </text:p>
          </table:table-cell>
          <table:table-cell office:value-type="string" calcext:value-type="string">
            <text:p>E2_0</text:p>
          </table:table-cell>
          <table:table-cell office:value-type="string" calcext:value-type="string">
            <text:p>Debt Relief</text:p>
          </table:table-cell>
          <table:table-cell table:formula="of:=VLOOKUP([.A61];[$lookup.$B$2:.$C$86];2;0)" office:value-type="string" office:string-value="No Debt Contract Relief" calcext:value-type="string">
            <text:p>No Debt Contract Reli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_Debt/contract relief` &lt;br/&gt;(for households)_ narrow relief, specific to one kind of contract </text:p>
          </table:table-cell>
          <table:table-cell office:value-type="string" calcext:value-type="string">
            <text:p>E2_1</text:p>
          </table:table-cell>
          <table:table-cell office:value-type="string" calcext:value-type="string">
            <text:p>Debt Relief</text:p>
          </table:table-cell>
          <table:table-cell table:formula="of:=VLOOKUP([.A62];[$lookup.$B$2:.$C$86];2;0)" office:value-type="string" office:string-value="Narrow Debt Relief" calcext:value-type="string">
            <text:p>Narrow Debt Reli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_Debt/contract relief` &lt;br/&gt;(for households)_ broad debt/contract relief </text:p>
          </table:table-cell>
          <table:table-cell office:value-type="string" calcext:value-type="string">
            <text:p>E2_2</text:p>
          </table:table-cell>
          <table:table-cell office:value-type="string" calcext:value-type="string">
            <text:p>Debt Relief</text:p>
          </table:table-cell>
          <table:table-cell table:formula="of:=VLOOKUP([.A63];[$lookup.$B$2:.$C$86];2;0)" office:value-type="string" office:string-value="Broad Debt/Contract Relief" calcext:value-type="string">
            <text:p>Broad Debt/Contract Reli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3_Fiscal measures_ no new spending that day </text:p>
          </table:table-cell>
          <table:table-cell office:value-type="string" calcext:value-type="string">
            <text:p>E3_0</text:p>
          </table:table-cell>
          <table:table-cell office:value-type="string" calcext:value-type="string">
            <text:p>Fiscal</text:p>
          </table:table-cell>
          <table:table-cell table:formula="of:=VLOOKUP([.A64];[$lookup.$B$2:.$C$86];2;0)" office:value-type="string" office:string-value="No New Govt Spending" calcext:value-type="string">
            <text:p>No New Govt Spen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3_Fiscal measures_ no data </text:p>
          </table:table-cell>
          <table:table-cell office:value-type="string" calcext:value-type="string">
            <text:p>E3_Blank</text:p>
          </table:table-cell>
          <table:table-cell office:value-type="string" calcext:value-type="string">
            <text:p>Fiscal</text:p>
          </table:table-cell>
          <table:table-cell table:formula="of:=VLOOKUP([.A65];[$lookup.$B$2:.$C$86];2;0)" office:value-type="string" office:string-value="No Fiscal Measures" calcext:value-type="string">
            <text:p>No Fiscal Meas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4_International support_ no new spending that day </text:p>
          </table:table-cell>
          <table:table-cell office:value-type="string" calcext:value-type="string">
            <text:p>E4_0</text:p>
          </table:table-cell>
          <table:table-cell office:value-type="string" calcext:value-type="string">
            <text:p>International Finance</text:p>
          </table:table-cell>
          <table:table-cell table:formula="of:=VLOOKUP([.A66];[$lookup.$B$2:.$C$86];2;0)" office:value-type="string" office:string-value="No New Internation Spending" calcext:value-type="string">
            <text:p>No New Internation Spen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4_International support_ no data </text:p>
          </table:table-cell>
          <table:table-cell office:value-type="string" calcext:value-type="string">
            <text:p>E4_Blank</text:p>
          </table:table-cell>
          <table:table-cell office:value-type="string" calcext:value-type="string">
            <text:p>International Finance</text:p>
          </table:table-cell>
          <table:table-cell table:formula="of:=VLOOKUP([.A67];[$lookup.$B$2:.$C$86];2;0)" office:value-type="string" office:string-value="No International Support" calcext:value-type="string">
            <text:p>No International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Flag_ targeted </text:p>
          </table:table-cell>
          <table:table-cell office:value-type="string" calcext:value-type="string">
            <text:p>H1_0</text:p>
          </table:table-cell>
          <table:table-cell office:value-type="string" calcext:value-type="string">
            <text:p>Publicity</text:p>
          </table:table-cell>
          <table:table-cell table:formula="of:=VLOOKUP([.A68];[$lookup.$B$2:.$C$86];2;0)" office:value-type="string" office:string-value="H1_Flag_Targeted" calcext:value-type="string">
            <text:p>H1_Flag_Targ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Flag_ general </text:p>
          </table:table-cell>
          <table:table-cell office:value-type="string" calcext:value-type="string">
            <text:p>H1_1</text:p>
          </table:table-cell>
          <table:table-cell office:value-type="string" calcext:value-type="string">
            <text:p>Publicity</text:p>
          </table:table-cell>
          <table:table-cell table:formula="of:=VLOOKUP([.A69];[$lookup.$B$2:.$C$86];2;0)" office:value-type="string" office:string-value="H1_Flag_General" calcext:value-type="string">
            <text:p>H1_Flag_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Flag_ no data </text:p>
          </table:table-cell>
          <table:table-cell office:value-type="string" calcext:value-type="string">
            <text:p>H1_Blank</text:p>
          </table:table-cell>
          <table:table-cell office:value-type="string" calcext:value-type="string">
            <text:p>Publicity</text:p>
          </table:table-cell>
          <table:table-cell table:formula="of:=VLOOKUP([.A70];[$lookup.$B$2:.$C$86];2;0)" office:value-type="string" office:string-value="H1_Flag_NoData" calcext:value-type="string">
            <text:p>H1_Flag_No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Public information campaigns_ no Covid</text:p>
          </table:table-cell>
          <table:table-cell office:value-type="string" calcext:value-type="string">
            <text:p>H1_0</text:p>
          </table:table-cell>
          <table:table-cell office:value-type="string" calcext:value-type="string">
            <text:p>Publicity</text:p>
          </table:table-cell>
          <table:table-cell table:formula="of:=VLOOKUP([.A71];[$lookup.$B$2:.$C$86];2;0)" office:value-type="string" office:string-value="No Public Information Campaign" calcext:value-type="string">
            <text:p>No Public Information Campa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Public information campaigns_ public officials urging caution about Covid</text:p>
          </table:table-cell>
          <table:table-cell office:value-type="string" calcext:value-type="string">
            <text:p>H1_1</text:p>
          </table:table-cell>
          <table:table-cell office:value-type="string" calcext:value-type="string">
            <text:p>Publicity</text:p>
          </table:table-cell>
          <table:table-cell table:formula="of:=VLOOKUP([.A72];[$lookup.$B$2:.$C$86];2;0)" office:value-type="string" office:string-value="Public Information Urge Caution" calcext:value-type="string">
            <text:p>Public Information Urge Cau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Public information campaigns_ coordinated public information campaign (eg across traditional and social media) </text:p>
          </table:table-cell>
          <table:table-cell office:value-type="string" calcext:value-type="string">
            <text:p>H1_2</text:p>
          </table:table-cell>
          <table:table-cell office:value-type="string" calcext:value-type="string">
            <text:p>Publicity</text:p>
          </table:table-cell>
          <table:table-cell table:formula="of:=VLOOKUP([.A73];[$lookup.$B$2:.$C$86];2;0)" office:value-type="string" office:string-value="Public Information Campaign" calcext:value-type="string">
            <text:p>Public Information Campa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_Public information campaigns_ no data </text:p>
          </table:table-cell>
          <table:table-cell office:value-type="string" calcext:value-type="string">
            <text:p>H1_Blank</text:p>
          </table:table-cell>
          <table:table-cell office:value-type="string" calcext:value-type="string">
            <text:p>Publicity</text:p>
          </table:table-cell>
          <table:table-cell table:formula="of:=VLOOKUP([.A74];[$lookup.$B$2:.$C$86];2;0)" office:value-type="string" office:string-value="No Public Information Campaign" calcext:value-type="string">
            <text:p>No Public Information Campa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_Testing policy_ no testing policy </text:p>
          </table:table-cell>
          <table:table-cell office:value-type="string" calcext:value-type="string">
            <text:p>H2_0</text:p>
          </table:table-cell>
          <table:table-cell office:value-type="string" calcext:value-type="string">
            <text:p>Test Policy</text:p>
          </table:table-cell>
          <table:table-cell table:formula="of:=VLOOKUP([.A75];[$lookup.$B$2:.$C$86];2;0)" office:value-type="string" office:string-value="No Testing Policy" calcext:value-type="string">
            <text:p>No Testing Poli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_Testing policy_ only those who both (a) have symptoms AND (b) meet specific criteria (eg key workers, admitted to hospital, came into contact with a known case, returned from overseas) </text:p>
          </table:table-cell>
          <table:table-cell office:value-type="string" calcext:value-type="string">
            <text:p>H2_1</text:p>
          </table:table-cell>
          <table:table-cell office:value-type="string" calcext:value-type="string">
            <text:p>Test Policy</text:p>
          </table:table-cell>
          <table:table-cell table:formula="of:=VLOOKUP([.A76];[$lookup.$B$2:.$C$86];2;0)" office:value-type="string" office:string-value="Test with Symptoms or Known Case Links" calcext:value-type="string">
            <text:p>Test with Symptoms or Known Case Lin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_Testing policy_ testing of anyone showing Covid</text:p>
          </table:table-cell>
          <table:table-cell office:value-type="string" calcext:value-type="string">
            <text:p>H2_2</text:p>
          </table:table-cell>
          <table:table-cell office:value-type="string" calcext:value-type="string">
            <text:p>Test Policy</text:p>
          </table:table-cell>
          <table:table-cell table:formula="of:=VLOOKUP([.A77];[$lookup.$B$2:.$C$86];2;0)" office:value-type="string" office:string-value="Test Anyone Showing Symptoms" calcext:value-type="string">
            <text:p>Test Anyone Showing Sympt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_Testing policy_ open public testing (eg "drive through" testing available to asymptomatic people) </text:p>
          </table:table-cell>
          <table:table-cell office:value-type="string" calcext:value-type="string">
            <text:p>H2_3</text:p>
          </table:table-cell>
          <table:table-cell office:value-type="string" calcext:value-type="string">
            <text:p>Test Policy</text:p>
          </table:table-cell>
          <table:table-cell table:formula="of:=VLOOKUP([.A78];[$lookup.$B$2:.$C$86];2;0)" office:value-type="string" office:string-value="Open Public Testing" calcext:value-type="string">
            <text:p>Open Public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_Contact tracing_ no contact tracing </text:p>
          </table:table-cell>
          <table:table-cell office:value-type="string" calcext:value-type="string">
            <text:p>H3_0</text:p>
          </table:table-cell>
          <table:table-cell office:value-type="string" calcext:value-type="string">
            <text:p>Contact Tracing</text:p>
          </table:table-cell>
          <table:table-cell table:formula="of:=VLOOKUP([.A79];[$lookup.$B$2:.$C$86];2;0)" office:value-type="string" office:string-value="No Contact Tracing" calcext:value-type="string">
            <text:p>No Contact Trac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_Contact tracing_ limited contact tracing</text:p>
          </table:table-cell>
          <table:table-cell office:value-type="string" calcext:value-type="string">
            <text:p><text:s/>not done for all cases 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Limited Contact Trac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_Contact tracing_ comprehensive contact tracing</text:p>
          </table:table-cell>
          <table:table-cell office:value-type="string" calcext:value-type="string">
            <text:p><text:s/>done for all identified cases </text:p>
          </table:table-cell>
          <table:table-cell office:value-type="string" calcext:value-type="string">
            <text:p>Contact Tracing</text:p>
          </table:table-cell>
          <table:table-cell office:value-type="string" calcext:value-type="string">
            <text:p>Comprehensive Contact Trac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4_Emergency investment in healthcare_ no new spending that day </text:p>
          </table:table-cell>
          <table:table-cell office:value-type="string" calcext:value-type="string">
            <text:p>H4_0</text:p>
          </table:table-cell>
          <table:table-cell office:value-type="string" calcext:value-type="string">
            <text:p>Emergency Investment</text:p>
          </table:table-cell>
          <table:table-cell table:formula="of:=VLOOKUP([.A82];[$lookup.$B$2:.$C$86];2;0)" office:value-type="string" office:string-value="No New Spend on Healthcare" calcext:value-type="string">
            <text:p>No New Spend on Healthc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4_Emergency investment in healthcare_ no data </text:p>
          </table:table-cell>
          <table:table-cell office:value-type="string" calcext:value-type="string">
            <text:p>H4_Blank</text:p>
          </table:table-cell>
          <table:table-cell office:value-type="string" calcext:value-type="string">
            <text:p>Emergency Investment</text:p>
          </table:table-cell>
          <table:table-cell table:formula="of:=VLOOKUP([.A83];[$lookup.$B$2:.$C$86];2;0)" office:value-type="string" office:string-value="No Investment in Emergency Health" calcext:value-type="string">
            <text:p>No Investment in Emergency Heal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5_Investment in vaccines_ no new spending that day </text:p>
          </table:table-cell>
          <table:table-cell office:value-type="string" calcext:value-type="string">
            <text:p>H5_0</text:p>
          </table:table-cell>
          <table:table-cell office:value-type="string" calcext:value-type="string">
            <text:p>Vaccine Investment</text:p>
          </table:table-cell>
          <table:table-cell table:formula="of:=VLOOKUP([.A84];[$lookup.$B$2:.$C$86];2;0)" office:value-type="string" office:string-value="No New Spend on Vaccines" calcext:value-type="string">
            <text:p>No New Spend on Vacc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5_Investment in vaccines_ no data </text:p>
          </table:table-cell>
          <table:table-cell office:value-type="string" calcext:value-type="string">
            <text:p>H5_Blank</text:p>
          </table:table-cell>
          <table:table-cell office:value-type="string" calcext:value-type="string">
            <text:p>Vaccine Investment</text:p>
          </table:table-cell>
          <table:table-cell table:formula="of:=VLOOKUP([.A85];[$lookup.$B$2:.$C$86];2;0)" office:value-type="string" office:string-value="No Investment in Vaccines" calcext:value-type="string">
            <text:p>No Investment in Vacc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acial Coverings_ No policy </text:p>
          </table:table-cell>
          <table:table-cell office:value-type="string" calcext:value-type="string">
            <text:p>H6_0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No Face Cove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acial Coverings_ Recommended </text:p>
          </table:table-cell>
          <table:table-cell office:value-type="string" calcext:value-type="string">
            <text:p>H6_1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Recommend Face Cover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acial Coverings_ Required in some specified shared/public spaces outside the home with other people present, or some situations when social distancing not possible </text:p>
          </table:table-cell>
          <table:table-cell office:value-type="string" calcext:value-type="string">
            <text:p>H6_2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Require Face Covering – Some Specified Pla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acial Coverings_ Required in all shared/public spaces outside the home with other people present or all situations when social distancing not possible </text:p>
          </table:table-cell>
          <table:table-cell office:value-type="string" calcext:value-type="string">
            <text:p>H6_3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Require Face Covering – Outside H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lag_ targeted </text:p>
          </table:table-cell>
          <table:table-cell office:value-type="string" calcext:value-type="string">
            <text:p>H6_0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H6_Flag_ target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lag_ general </text:p>
          </table:table-cell>
          <table:table-cell office:value-type="string" calcext:value-type="string">
            <text:p>H6_1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H6_Flag_ gener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6_Flag_ no data </text:p>
          </table:table-cell>
          <table:table-cell office:value-type="string" calcext:value-type="string">
            <text:p>H6_Blank</text:p>
          </table:table-cell>
          <table:table-cell office:value-type="string" calcext:value-type="string">
            <text:p>Face Covering</text:p>
          </table:table-cell>
          <table:table-cell office:value-type="string" calcext:value-type="string">
            <text:p>H6_Flag_ no dat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Flag_ At cost to individual (or funded by NGO, insurance, or partially government funded) </text:p>
          </table:table-cell>
          <table:table-cell office:value-type="string" calcext:value-type="string">
            <text:p>H7_0</text:p>
          </table:table-cell>
          <table:table-cell office:value-type="string" calcext:value-type="string">
            <text:p>Government Funding</text:p>
          </table:table-cell>
          <table:table-cell office:value-type="string" calcext:value-type="string">
            <text:p>H7_Flag_ At cost to individual (or funded by NGO, insurance, or partially government funded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Flag_ No or minimal cost to individual (government funded or subsidised) </text:p>
          </table:table-cell>
          <table:table-cell office:value-type="string" calcext:value-type="string">
            <text:p>H7_1</text:p>
          </table:table-cell>
          <table:table-cell office:value-type="string" calcext:value-type="string">
            <text:p>Government Funding</text:p>
          </table:table-cell>
          <table:table-cell office:value-type="string" calcext:value-type="string">
            <text:p>H7_Flag_ No or minimal cost to individual (government funded or subsidised)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Flag_ no data </text:p>
          </table:table-cell>
          <table:table-cell office:value-type="string" calcext:value-type="string">
            <text:p>H7_Blank</text:p>
          </table:table-cell>
          <table:table-cell office:value-type="string" calcext:value-type="string">
            <text:p>Government Funding</text:p>
          </table:table-cell>
          <table:table-cell office:value-type="string" calcext:value-type="string">
            <text:p>H7_Flag_ no dat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Vaccination Policy_ No availability </text:p>
          </table:table-cell>
          <table:table-cell office:value-type="string" calcext:value-type="string">
            <text:p>H7_0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No Vaccines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Vaccination Policy_ Availability for ONE of following: key workers/ clinically vulnerable groups (non elderly) / elderly groups </text:p>
          </table:table-cell>
          <table:table-cell office:value-type="string" calcext:value-type="string">
            <text:p>H7_1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Vaccines for Vulnerable and Keyworker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Vaccination Policy_ Availability for TWO of following: key workers/ clinically vulnerable groups (non elderly) / elderly groups </text:p>
          </table:table-cell>
          <table:table-cell office:value-type="string" calcext:value-type="string">
            <text:p>H7_2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Vaccines for Vulnerable and Keyworkers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7_Vaccination Policy_ Availability for ALL of following: key workers/ clinically vulnerable groups (non elderly) / elderly groups </text:p>
          </table:table-cell>
          <table:table-cell office:value-type="string" calcext:value-type="string">
            <text:p>H7_3</text:p>
          </table:table-cell>
          <table:table-cell office:value-type="string" calcext:value-type="string">
            <text:p>Vaccine Policy</text:p>
          </table:table-cell>
          <table:table-cell office:value-type="string" calcext:value-type="string">
            <text:p>Vaccines for Vulnerable and Keyworkers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Flag_ targeted </text:p>
          </table:table-cell>
          <table:table-cell office:value-type="string" calcext:value-type="string">
            <text:p>H8_0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H8_Flag_ target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Flag_ general </text:p>
          </table:table-cell>
          <table:table-cell office:value-type="string" calcext:value-type="string">
            <text:p>H8_1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H8_Flag_ gener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Flag_ no data </text:p>
          </table:table-cell>
          <table:table-cell office:value-type="string" calcext:value-type="string">
            <text:p>H8_Blank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H8_Flag_ no dat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Protection of elderly people_ no measures </text:p>
          </table:table-cell>
          <table:table-cell office:value-type="string" calcext:value-type="string">
            <text:p>H8_0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No Elderly Prot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Protection of elderly people_ Recommended isolation, hygiene, and visitor restriction measures in LTCFs and/or elderly <text:s/>people to stay at home </text:p>
          </table:table-cell>
          <table:table-cell office:value-type="string" calcext:value-type="string">
            <text:p>H8_1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Recommend Elderly Prot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Protection of elderly people_ Narrow restrictions for isolation, hygiene in LTCFs, some limitations on external visitors and/or restrictions protecting elderly people at home </text:p>
          </table:table-cell>
          <table:table-cell office:value-type="string" calcext:value-type="string">
            <text:p>H8_2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Limited Elderly Prot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8_Protection of elderly people_ Extensive restrictions for isolation and hygiene in LTCFs, all non</text:p>
          </table:table-cell>
          <table:table-cell office:value-type="string" calcext:value-type="string">
            <text:p>H8_3</text:p>
          </table:table-cell>
          <table:table-cell office:value-type="string" calcext:value-type="string">
            <text:p>Elderly Protection</text:p>
          </table:table-cell>
          <table:table-cell office:value-type="string" calcext:value-type="string">
            <text:p>Extensive Elderly Prot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_Vaccine prioritisation (summary)_ no plan </text:p>
          </table:table-cell>
          <table:table-cell office:value-type="string" calcext:value-type="string">
            <text:p>V1_0</text:p>
          </table:table-cell>
          <table:table-cell office:value-type="string" calcext:value-type="string">
            <text:p>Vaccine Plan</text:p>
          </table:table-cell>
          <table:table-cell office:value-type="string" calcext:value-type="string">
            <text:p>No Vaccine Pl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_Vaccine financial support (summary)_ no data </text:p>
          </table:table-cell>
          <table:table-cell office:value-type="string" calcext:value-type="string">
            <text:p>V3_Blank</text:p>
          </table:table-cell>
          <table:table-cell office:value-type="string" calcext:value-type="string">
            <text:p>Vaccine Plan</text:p>
          </table:table-cell>
          <table:table-cell office:value-type="string" calcext:value-type="string">
            <text:p>No Data on Vaccine Financial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eligibility/availability &lt;br/&gt; &lt;br/&gt;`V2_0-4 yrs Infants` &lt;br/&gt;`V2_5-15 yrs Young people` &lt;br/&gt;`V2_General 16-19 yrs` &lt;br/&gt;`V2_General 20-24 yrs` &lt;br/&gt;`V2_General 25-29 yrs` &lt;br/&gt;`V2_General 30-34 yrs` &lt;br/&gt;`V2_General 35-39 yrs` &lt;br/&gt;`V2_General 40-44 yrs` &lt;br/&gt;`V2_General 45-49 yrs` &lt;br/&gt;`V2_General 50-54 yrs` &lt;br/&gt;`V2_General 55-59 yrs` &lt;br/&gt;`V2_General 60-64 yrs` &lt;br/&gt;`V2_General 65-69 yrs` &lt;br/&gt;`V2_General 70-74 yrs` &lt;br/&gt;`V2_General 75-79 yrs` &lt;br/&gt;`V2_General 80+ yrs` &lt;br/&gt;`V2_At Risk 16-19 yrs` &lt;br/&gt;`V2_At Risk 20-24 yrs` &lt;br/&gt;`V2_At Risk 25-29 yrs` &lt;br/&gt;`V2_At Risk 30-34 yrs` &lt;br/&gt;`V2_At Risk 35-39 yrs` &lt;br/&gt;`V2_At Risk 40-44 yrs` &lt;br/&gt;`V2_At Risk 45-49 yrs` &lt;br/&gt;`V2_At Risk 50-54 yrs` &lt;br/&gt;`V2_At Risk 55-59 yrs` &lt;br/&gt;`V2_At Risk 60-64 yrs` &lt;br/&gt;`V2_At Risk 65-69 yrs` &lt;br/&gt;`V2_At Risk 70-74 yrs` &lt;br/&gt;`V2_At Risk 75-79 yrs` &lt;br/&gt;`V2_At Risk 80+ yrs` &lt;br/&gt;`V2_Airport/Border/Airline Staff` &lt;br/&gt;`V2_Clinically vulnerable/chronic illness/significant underlying health condition (excluding elderly and disabled)` &lt;br/&gt;`V2_Crowded/communal living conditions (dormitories for migrant workers, temporary accommodations)` &lt;br/&gt;`V2_Disabled People` &lt;br/&gt;`V2_Educators` &lt;br/&gt;`V2_Ethnic minorities` &lt;br/&gt;`V2_Factory workers` &lt;br/&gt;`V2_Frontline/essential workers (when subcategories not specified)` &lt;br/&gt;`V2_Frontline retail workers` &lt;br/&gt;`V2_Healthcare workers/carers (excluding care home staff)` &lt;br/&gt;`V2_Military` &lt;br/&gt;`V2_Other 'high contact' professions/groups (taxi drivers, security guards)` &lt;br/&gt;`V2_People living with a vulnerable/shielding person or other priority group` &lt;br/&gt;`V2_Police/ first responders` &lt;br/&gt;`V2_Pregnant people` &lt;br/&gt;`V2_Primary and secondary school students` &lt;br/&gt;`V2_Religious/Spiritual Leaders` &lt;br/&gt;`V2_Residents in an elderly care home` &lt;br/&gt;`V2_Staff working in an elderly care home` &lt;br/&gt;`V2_Tertiary education students_ vaccines are not being made available to this category </text:p>
          </table:table-cell>
          <table:table-cell office:value-type="string" calcext:value-type="string">
            <text:p>Vac_0</text:p>
          </table:table-cell>
          <table:table-cell office:value-type="string" calcext:value-type="string">
            <text:p>Vaccine Eligibility</text:p>
          </table:table-cell>
          <table:table-cell office:value-type="string" calcext:value-type="string">
            <text:p>Vaccine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eligibility/availability &lt;br/&gt; &lt;br/&gt;`V2_0-4 yrs Infants` &lt;br/&gt;`V2_5-15 yrs Young people` &lt;br/&gt;`V2_General 16-19 yrs` &lt;br/&gt;`V2_General 20-24 yrs` &lt;br/&gt;`V2_General 25-29 yrs` &lt;br/&gt;`V2_General 30-34 yrs` &lt;br/&gt;`V2_General 35-39 yrs` &lt;br/&gt;`V2_General 40-44 yrs` &lt;br/&gt;`V2_General 45-49 yrs` &lt;br/&gt;`V2_General 50-54 yrs` &lt;br/&gt;`V2_General 55-59 yrs` &lt;br/&gt;`V2_General 60-64 yrs` &lt;br/&gt;`V2_General 65-69 yrs` &lt;br/&gt;`V2_General 70-74 yrs` &lt;br/&gt;`V2_General 75-79 yrs` &lt;br/&gt;`V2_General 80+ yrs` &lt;br/&gt;`V2_At Risk 16-19 yrs` &lt;br/&gt;`V2_At Risk 20-24 yrs` &lt;br/&gt;`V2_At Risk 25-29 yrs` &lt;br/&gt;`V2_At Risk 30-34 yrs` &lt;br/&gt;`V2_At Risk 35-39 yrs` &lt;br/&gt;`V2_At Risk 40-44 yrs` &lt;br/&gt;`V2_At Risk 45-49 yrs` &lt;br/&gt;`V2_At Risk 50-54 yrs` &lt;br/&gt;`V2_At Risk 55-59 yrs` &lt;br/&gt;`V2_At Risk 60-64 yrs` &lt;br/&gt;`V2_At Risk 65-69 yrs` &lt;br/&gt;`V2_At Risk 70-74 yrs` &lt;br/&gt;`V2_At Risk 75-79 yrs` &lt;br/&gt;`V2_At Risk 80+ yrs` &lt;br/&gt;`V2_Airport/Border/Airline Staff` &lt;br/&gt;`V2_Clinically vulnerable/chronic illness/significant underlying health condition (excluding elderly and disabled)` &lt;br/&gt;`V2_Crowded/communal living conditions (dormitories for migrant workers, temporary accommodations)` &lt;br/&gt;`V2_Disabled People` &lt;br/&gt;`V2_Educators` &lt;br/&gt;`V2_Ethnic minorities` &lt;br/&gt;`V2_Factory workers` &lt;br/&gt;`V2_Frontline/essential workers (when subcategories not specified)` &lt;br/&gt;`V2_Frontline retail workers` &lt;br/&gt;`V2_Healthcare workers/carers (excluding care home staff)` &lt;br/&gt;`V2_Military` &lt;br/&gt;`V2_Other 'high contact' professions/groups (taxi drivers, security guards)` &lt;br/&gt;`V2_People living with a vulnerable/shielding person or other priority group` &lt;br/&gt;`V2_Police/ first responders` &lt;br/&gt;`V2_Pregnant people` &lt;br/&gt;`V2_Primary and secondary school students` &lt;br/&gt;`V2_Religious/Spiritual Leaders` &lt;br/&gt;`V2_Residents in an elderly care home` &lt;br/&gt;`V2_Staff working in an elderly care home` &lt;br/&gt;`V2_Tertiary education students_ vaccines are being made available to this category </text:p>
          </table:table-cell>
          <table:table-cell office:value-type="string" calcext:value-type="string">
            <text:p>Vac_1</text:p>
          </table:table-cell>
          <table:table-cell office:value-type="string" calcext:value-type="string">
            <text:p>Vaccine Eligibility</text:p>
          </table:table-cell>
          <table:table-cell office:value-type="string" calcext:value-type="string">
            <text:p>Vaccin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financial support &lt;br/&gt; &lt;br/&gt;`V3_0-4 yrs Infants` &lt;br/&gt;`V3_5-15 yrs Young people` &lt;br/&gt;`V3_General 16-19 yrs` &lt;br/&gt;`V3_General 20-24 yrs` &lt;br/&gt;`V3_General 25-29 yrs` &lt;br/&gt;`V3_General 30-34 yrs` &lt;br/&gt;`V3_General 35-39 yrs` &lt;br/&gt;`V3_General 40-44 yrs` &lt;br/&gt;`V3_General 45-49 yrs` &lt;br/&gt;`V3_General 50-54 yrs` &lt;br/&gt;`V3_General 55-59 yrs` &lt;br/&gt;`V3_General 60-64 yrs` &lt;br/&gt;`V3_General 65-69 yrs` &lt;br/&gt;`V3_General 70-74 yrs` &lt;br/&gt;`V3_General 75-79 yrs` &lt;br/&gt;`V3_General 80+ yrs` &lt;br/&gt;`V3_At Risk 16-19 yrs` &lt;br/&gt;`V3_At Risk 20-24 yrs` &lt;br/&gt;`V3_At Risk 25-29 yrs` &lt;br/&gt;`V3_At Risk 30-34 yrs` &lt;br/&gt;`V3_At Risk 35-39 yrs` &lt;br/&gt;`V3_At Risk 40-44 yrs` &lt;br/&gt;`V3_At Risk 45-49 yrs` &lt;br/&gt;`V3_At Risk 50-54 yrs` &lt;br/&gt;`V3_At Risk 55-59 yrs` &lt;br/&gt;`V3_At Risk 60-64 yrs` &lt;br/&gt;`V3_At Risk 65-69 yrs` &lt;br/&gt;`V3_At Risk 70-74 yrs` &lt;br/&gt;`V3_At Risk 75-79 yrs` &lt;br/&gt;`V3_At Risk 80+ yrs` &lt;br/&gt;`V3_Airport/Border/Airline Staff` &lt;br/&gt;`V3_Clinically vulnerable/chronic illness/significant underlying health condition (excluding elderly and disabled)` &lt;br/&gt;`V3_Crowded/communal living conditions (dormitories for migrant workers, temporary accommodations)` &lt;br/&gt;`V3_Disabled People` &lt;br/&gt;`V3_Educators` &lt;br/&gt;`V3_Ethnic minorities` &lt;br/&gt;`V3_Factory workers` &lt;br/&gt;`V3_Frontline/essential workers (when subcategories not specified)` &lt;br/&gt;`V3_Frontline retail workers` &lt;br/&gt;`V3_Healthcare workers/carers (excluding care home staff)` &lt;br/&gt;`V3_Military` &lt;br/&gt;`V3_Other 'high contact' professions/groups (taxi drivers, security guards)` &lt;br/&gt;`V3_People living with a vulnerable/shielding person or other priority group` &lt;br/&gt;`V3_Police/ first responders` &lt;br/&gt;`V3_Pregnant people` &lt;br/&gt;`V3_Primary and secondary school students` &lt;br/&gt;`V3_Religious/Spiritual Leaders` &lt;br/&gt;`V3_Residents in an elderly care home` &lt;br/&gt;`V3_Staff working in an elderly care home` &lt;br/&gt;`V3_Tertiary education students_ full cost borne by the individual (or through private health insurance) or no policy </text:p>
          </table:table-cell>
          <table:table-cell office:value-type="string" calcext:value-type="string">
            <text:p>Vac_1</text:p>
          </table:table-cell>
          <table:table-cell office:value-type="string" calcext:value-type="string">
            <text:p>Vaccine Financial Support</text:p>
          </table:table-cell>
          <table:table-cell office:value-type="string" calcext:value-type="string">
            <text:p>Vaccin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financial support &lt;br/&gt; &lt;br/&gt;`V3_0-4 yrs Infants` &lt;br/&gt;`V3_5-15 yrs Young people` &lt;br/&gt;`V3_General 16-19 yrs` &lt;br/&gt;`V3_General 20-24 yrs` &lt;br/&gt;`V3_General 25-29 yrs` &lt;br/&gt;`V3_General 30-34 yrs` &lt;br/&gt;`V3_General 35-39 yrs` &lt;br/&gt;`V3_General 40-44 yrs` &lt;br/&gt;`V3_General 45-49 yrs` &lt;br/&gt;`V3_General 50-54 yrs` &lt;br/&gt;`V3_General 55-59 yrs` &lt;br/&gt;`V3_General 60-64 yrs` &lt;br/&gt;`V3_General 65-69 yrs` &lt;br/&gt;`V3_General 70-74 yrs` &lt;br/&gt;`V3_General 75-79 yrs` &lt;br/&gt;`V3_General 80+ yrs` &lt;br/&gt;`V3_At Risk 16-19 yrs` &lt;br/&gt;`V3_At Risk 20-24 yrs` &lt;br/&gt;`V3_At Risk 25-29 yrs` &lt;br/&gt;`V3_At Risk 30-34 yrs` &lt;br/&gt;`V3_At Risk 35-39 yrs` &lt;br/&gt;`V3_At Risk 40-44 yrs` &lt;br/&gt;`V3_At Risk 45-49 yrs` &lt;br/&gt;`V3_At Risk 50-54 yrs` &lt;br/&gt;`V3_At Risk 55-59 yrs` &lt;br/&gt;`V3_At Risk 60-64 yrs` &lt;br/&gt;`V3_At Risk 65-69 yrs` &lt;br/&gt;`V3_At Risk 70-74 yrs` &lt;br/&gt;`V3_At Risk 75-79 yrs` &lt;br/&gt;`V3_At Risk 80+ yrs` &lt;br/&gt;`V3_Airport/Border/Airline Staff` &lt;br/&gt;`V3_Clinically vulnerable/chronic illness/significant underlying health condition (excluding elderly and disabled)` &lt;br/&gt;`V3_Crowded/communal living conditions (dormitories for migrant workers, temporary accommodations)` &lt;br/&gt;`V3_Disabled People` &lt;br/&gt;`V3_Educators` &lt;br/&gt;`V3_Ethnic minorities` &lt;br/&gt;`V3_Factory workers` &lt;br/&gt;`V3_Frontline/essential workers (when subcategories not specified)` &lt;br/&gt;`V3_Frontline retail workers` &lt;br/&gt;`V3_Healthcare workers/carers (excluding care home staff)` &lt;br/&gt;`V3_Military` &lt;br/&gt;`V3_Other 'high contact' professions/groups (taxi drivers, security guards)` &lt;br/&gt;`V3_People living with a vulnerable/shielding person or other priority group` &lt;br/&gt;`V3_Police/ first responders` &lt;br/&gt;`V3_Pregnant people` &lt;br/&gt;`V3_Primary and secondary school students` &lt;br/&gt;`V3_Religious/Spiritual Leaders` &lt;br/&gt;`V3_Residents in an elderly care home` &lt;br/&gt;`V3_Staff working in an elderly care home` &lt;br/&gt;`V3_Tertiary education students_ partially funded by government and individual pays nominal fee </text:p>
          </table:table-cell>
          <table:table-cell office:value-type="string" calcext:value-type="string">
            <text:p>Vac_2</text:p>
          </table:table-cell>
          <table:table-cell office:value-type="string" calcext:value-type="string">
            <text:p>Vaccine Financial Support</text:p>
          </table:table-cell>
          <table:table-cell office:value-type="string" calcext:value-type="string">
            <text:p>Vaccine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financial support &lt;br/&gt; &lt;br/&gt;`V3_0-4 yrs Infants` &lt;br/&gt;`V3_5-15 yrs Young people` &lt;br/&gt;`V3_General 16-19 yrs` &lt;br/&gt;`V3_General 20-24 yrs` &lt;br/&gt;`V3_General 25-29 yrs` &lt;br/&gt;`V3_General 30-34 yrs` &lt;br/&gt;`V3_General 35-39 yrs` &lt;br/&gt;`V3_General 40-44 yrs` &lt;br/&gt;`V3_General 45-49 yrs` &lt;br/&gt;`V3_General 50-54 yrs` &lt;br/&gt;`V3_General 55-59 yrs` &lt;br/&gt;`V3_General 60-64 yrs` &lt;br/&gt;`V3_General 65-69 yrs` &lt;br/&gt;`V3_General 70-74 yrs` &lt;br/&gt;`V3_General 75-79 yrs` &lt;br/&gt;`V3_General 80+ yrs` &lt;br/&gt;`V3_At Risk 16-19 yrs` &lt;br/&gt;`V3_At Risk 20-24 yrs` &lt;br/&gt;`V3_At Risk 25-29 yrs` &lt;br/&gt;`V3_At Risk 30-34 yrs` &lt;br/&gt;`V3_At Risk 35-39 yrs` &lt;br/&gt;`V3_At Risk 40-44 yrs` &lt;br/&gt;`V3_At Risk 45-49 yrs` &lt;br/&gt;`V3_At Risk 50-54 yrs` &lt;br/&gt;`V3_At Risk 55-59 yrs` &lt;br/&gt;`V3_At Risk 60-64 yrs` &lt;br/&gt;`V3_At Risk 65-69 yrs` &lt;br/&gt;`V3_At Risk 70-74 yrs` &lt;br/&gt;`V3_At Risk 75-79 yrs` &lt;br/&gt;`V3_At Risk 80+ yrs` &lt;br/&gt;`V3_Airport/Border/Airline Staff` &lt;br/&gt;`V3_Clinically vulnerable/chronic illness/significant underlying health condition (excluding elderly and disabled)` &lt;br/&gt;`V3_Crowded/communal living conditions (dormitories for migrant workers, temporary accommodations)` &lt;br/&gt;`V3_Disabled People` &lt;br/&gt;`V3_Educators` &lt;br/&gt;`V3_Ethnic minorities` &lt;br/&gt;`V3_Factory workers` &lt;br/&gt;`V3_Frontline/essential workers (when subcategories not specified)` &lt;br/&gt;`V3_Frontline retail workers` &lt;br/&gt;`V3_Healthcare workers/carers (excluding care home staff)` &lt;br/&gt;`V3_Military` &lt;br/&gt;`V3_Other 'high contact' professions/groups (taxi drivers, security guards)` &lt;br/&gt;`V3_People living with a vulnerable/shielding person or other priority group` &lt;br/&gt;`V3_Police/ first responders` &lt;br/&gt;`V3_Pregnant people` &lt;br/&gt;`V3_Primary and secondary school students` &lt;br/&gt;`V3_Religious/Spiritual Leaders` &lt;br/&gt;`V3_Residents in an elderly care home` &lt;br/&gt;`V3_Staff working in an elderly care home` &lt;br/&gt;`V3_Tertiary education students_ <text:s/>fully covered by government funding, FREE </text:p>
          </table:table-cell>
          <table:table-cell office:value-type="string" calcext:value-type="string">
            <text:p>Vac_3</text:p>
          </table:table-cell>
          <table:table-cell office:value-type="string" calcext:value-type="string">
            <text:p>Vaccine Financial Support</text:p>
          </table:table-cell>
          <table:table-cell office:value-type="string" calcext:value-type="string">
            <text:p>Vaccine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financial support &lt;br/&gt; &lt;br/&gt;`V3_0-4 yrs Infants` &lt;br/&gt;`V3_5-15 yrs Young people` &lt;br/&gt;`V3_General 16-19 yrs` &lt;br/&gt;`V3_General 20-24 yrs` &lt;br/&gt;`V3_General 25-29 yrs` &lt;br/&gt;`V3_General 30-34 yrs` &lt;br/&gt;`V3_General 35-39 yrs` &lt;br/&gt;`V3_General 40-44 yrs` &lt;br/&gt;`V3_General 45-49 yrs` &lt;br/&gt;`V3_General 50-54 yrs` &lt;br/&gt;`V3_General 55-59 yrs` &lt;br/&gt;`V3_General 60-64 yrs` &lt;br/&gt;`V3_General 65-69 yrs` &lt;br/&gt;`V3_General 70-74 yrs` &lt;br/&gt;`V3_General 75-79 yrs` &lt;br/&gt;`V3_General 80+ yrs` &lt;br/&gt;`V3_At Risk 16-19 yrs` &lt;br/&gt;`V3_At Risk 20-24 yrs` &lt;br/&gt;`V3_At Risk 25-29 yrs` &lt;br/&gt;`V3_At Risk 30-34 yrs` &lt;br/&gt;`V3_At Risk 35-39 yrs` &lt;br/&gt;`V3_At Risk 40-44 yrs` &lt;br/&gt;`V3_At Risk 45-49 yrs` &lt;br/&gt;`V3_At Risk 50-54 yrs` &lt;br/&gt;`V3_At Risk 55-59 yrs` &lt;br/&gt;`V3_At Risk 60-64 yrs` &lt;br/&gt;`V3_At Risk 65-69 yrs` &lt;br/&gt;`V3_At Risk 70-74 yrs` &lt;br/&gt;`V3_At Risk 75-79 yrs` &lt;br/&gt;`V3_At Risk 80+ yrs` &lt;br/&gt;`V3_Airport/Border/Airline Staff` &lt;br/&gt;`V3_Clinically vulnerable/chronic illness/significant underlying health condition (excluding elderly and disabled)` &lt;br/&gt;`V3_Crowded/communal living conditions (dormitories for migrant workers, temporary accommodations)` &lt;br/&gt;`V3_Disabled People` &lt;br/&gt;`V3_Educators` &lt;br/&gt;`V3_Ethnic minorities` &lt;br/&gt;`V3_Factory workers` &lt;br/&gt;`V3_Frontline/essential workers (when subcategories not specified)` &lt;br/&gt;`V3_Frontline retail workers` &lt;br/&gt;`V3_Healthcare workers/carers (excluding care home staff)` &lt;br/&gt;`V3_Military` &lt;br/&gt;`V3_Other 'high contact' professions/groups (taxi drivers, security guards)` &lt;br/&gt;`V3_People living with a vulnerable/shielding person or other priority group` &lt;br/&gt;`V3_Police/ first responders` &lt;br/&gt;`V3_Pregnant people` &lt;br/&gt;`V3_Primary and secondary school students` &lt;br/&gt;`V3_Religious/Spiritual Leaders` &lt;br/&gt;`V3_Residents in an elderly care home` &lt;br/&gt;`V3_Staff working in an elderly care home` &lt;br/&gt;`V3_Tertiary education students_ no data </text:p>
          </table:table-cell>
          <table:table-cell office:value-type="string" calcext:value-type="string">
            <text:p>Vac_Blank</text:p>
          </table:table-cell>
          <table:table-cell office:value-type="string" calcext:value-type="string">
            <text:p>Vaccine Financial Support</text:p>
          </table:table-cell>
          <table:table-cell office:value-type="string" calcext:value-type="string">
            <text:p>Vaccine Bl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ccine prioritisation &lt;br/&gt; &lt;br/&gt;`V1_0-4 yrs Infants` &lt;br/&gt;`V1_5-15 yrs Young people` &lt;br/&gt;`V1_General 16-19 yrs` &lt;br/&gt;`V1_General 20-24 yrs` &lt;br/&gt;`V1_General 25-29 yrs` &lt;br/&gt;`V1_General 30-34 yrs` &lt;br/&gt;`V1_General 35-39 yrs` &lt;br/&gt;`V1_General 40-44 yrs` &lt;br/&gt;`V1_General 45-49 yrs` &lt;br/&gt;`V1_General 50-54 yrs` &lt;br/&gt;`V1_General 55-59 yrs` &lt;br/&gt;`V1_General 60-64 yrs` &lt;br/&gt;`V1_General 65-69 yrs` &lt;br/&gt;`V1_General 70-74 yrs` &lt;br/&gt;`V1_General 75-79 yrs` &lt;br/&gt;`V1_General 80+ yrs` &lt;br/&gt;`V1_At Risk 16-19 yrs` &lt;br/&gt;`V1_At Risk 20-24 yrs` &lt;br/&gt;`V1_At Risk 25-29 yrs` &lt;br/&gt;`V1_At Risk 30-34 yrs` &lt;br/&gt;`V1_At Risk 35-39 yrs` &lt;br/&gt;`V1_At Risk 40-44 yrs` &lt;br/&gt;`V1_At Risk 45-49 yrs` &lt;br/&gt;`V1_At Risk 50-54 yrs` &lt;br/&gt;`V1_At Risk 55-59 yrs` &lt;br/&gt;`V1_At Risk 60-64 yrs` &lt;br/&gt;`V1_At Risk 65-69 yrs` &lt;br/&gt;`V1_At Risk 70-74 yrs` &lt;br/&gt;`V1_At Risk 75-79 yrs` &lt;br/&gt;`V1_At Risk 80+ yrs` &lt;br/&gt;`V1_Airport/Border/Airline Staff` &lt;br/&gt;`V1_Clinically vulnerable/chronic illness/significant underlying health condition (excluding elderly and disabled)` &lt;br/&gt;`V1_Crowded/communal living conditions (dormitories for migrant workers, temporary accommodations)` &lt;br/&gt;`V1_Disabled People` &lt;br/&gt;`V1_Educators` &lt;br/&gt;`V1_Ethnic minorities` &lt;br/&gt;`V1_Factory workers` &lt;br/&gt;`V1_Frontline/essential workers (when subcategories not specified)` &lt;br/&gt;`V1_Frontline retail workers` &lt;br/&gt;`V1_Healthcare workers/carers (excluding care home staff)` &lt;br/&gt;`V1_Military` &lt;br/&gt;`V1_Other 'high contact' professions/groups (taxi drivers, security guards)` &lt;br/&gt;`V1_People living with a vulnerable/shielding person or other priority group` &lt;br/&gt;`V1_Police/ first responders` &lt;br/&gt;`V1_Pregnant people` &lt;br/&gt;`V1_Primary and secondary school students` &lt;br/&gt;`V1_Religious/Spiritual Leaders` &lt;br/&gt;`V1_Residents in an elderly care home` &lt;br/&gt;`V1_Staff working in an elderly care home` &lt;br/&gt;`V1_Tertiary education students_ranked categories will share the same number </text:p>
          </table:table-cell>
          <table:table-cell office:value-type="string" calcext:value-type="string">
            <text:p>Vac_1,2,3,4...–categoryhasbeenselectedforprioritisation;numberrepresentstherankofprioritisation;equal</text:p>
          </table:table-cell>
          <table:table-cell office:value-type="string" calcext:value-type="string">
            <text:p>Vaccine Financial Support</text:p>
          </table:table-cell>
          <table:table-cell office:value-type="string" calcext:value-type="string">
            <text:p>Vaccine Prioritisation</text:p>
          </table:table-cell>
          <table:table-cell table:number-columns-repeated="1020"/>
        </table:table-row>
      </table:table>
      <table:table table:name="lookup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ctivityLong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ctivityShort</text:p>
          </table:table-cell>
          <table:table-cell office:value-type="string" calcext:value-type="string">
            <text:p>ActivityGrou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_School closing_ no measures </text:p>
          </table:table-cell>
          <table:table-cell table:number-columns-repeated="2" office:value-type="string" calcext:value-type="string">
            <text:p>No School Closures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_Flag_ targeted </text:p>
          </table:table-cell>
          <table:table-cell table:number-columns-repeated="2" office:value-type="string" calcext:value-type="string">
            <text:p>C1_Flag_Targeted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_Workplace closing_ no measures </text:p>
          </table:table-cell>
          <table:table-cell table:number-columns-repeated="2" office:value-type="string" calcext:value-type="string">
            <text:p>No Workplace Closures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_Flag_ targeted </text:p>
          </table:table-cell>
          <table:table-cell table:number-columns-repeated="2" office:value-type="string" calcext:value-type="string">
            <text:p>C2_Flag_Targeted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_Cancel public events_ no measures </text:p>
          </table:table-cell>
          <table:table-cell table:number-columns-repeated="2" office:value-type="string" calcext:value-type="string">
            <text:p>No Public Event Closures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_Flag_ targeted </text:p>
          </table:table-cell>
          <table:table-cell table:number-columns-repeated="2" office:value-type="string" calcext:value-type="string">
            <text:p>C3_Flag_Targeted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_Restrictions on gatherings_ no restrictions </text:p>
          </table:table-cell>
          <table:table-cell table:number-columns-repeated="2" office:value-type="string" calcext:value-type="string">
            <text:p>No Gathering Restrictions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_Flag_ targeted </text:p>
          </table:table-cell>
          <table:table-cell table:number-columns-repeated="2" office:value-type="string" calcext:value-type="string">
            <text:p>C4_Flag_Targeted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_Close public transport_ no measures </text:p>
          </table:table-cell>
          <table:table-cell table:number-columns-repeated="2" office:value-type="string" calcext:value-type="string">
            <text:p>No Public Transport Closures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_Flag_ targeted </text:p>
          </table:table-cell>
          <table:table-cell table:number-columns-repeated="2" office:value-type="string" calcext:value-type="string">
            <text:p>C5_Flag_Targeted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6_Stay at home requirements_ no measures </text:p>
          </table:table-cell>
          <table:table-cell table:number-columns-repeated="2" office:value-type="string" calcext:value-type="string">
            <text:p>No Stay At Home Measures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_Flag_ targeted </text:p>
          </table:table-cell>
          <table:table-cell table:number-columns-repeated="2" office:value-type="string" calcext:value-type="string">
            <text:p>C6_Flag_Targeted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7_Restrictions on internal movement_ no measures </text:p>
          </table:table-cell>
          <table:table-cell table:number-columns-repeated="2" office:value-type="string" calcext:value-type="string">
            <text:p>No Internal Movement Restrictions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_Flag_ targeted </text:p>
          </table:table-cell>
          <table:table-cell table:number-columns-repeated="2" office:value-type="string" calcext:value-type="string">
            <text:p>C7_Flag_Targeted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_International travel controls_ no restrictions </text:p>
          </table:table-cell>
          <table:table-cell table:number-columns-repeated="2" office:value-type="string" calcext:value-type="string">
            <text:p>No International Travel Controls</text:p>
          </table:table-cell>
          <table:table-cell office:value-type="string" calcext:value-type="string">
            <text:p>Internationa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_Income support` &lt;br/&gt;(for households)_ no income support </text:p>
          </table:table-cell>
          <table:table-cell table:number-columns-repeated="2" office:value-type="string" calcext:value-type="string">
            <text:p>No Income Support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_Flag_ formal sector workers only </text:p>
          </table:table-cell>
          <table:table-cell table:number-columns-repeated="2" office:value-type="string" calcext:value-type="string">
            <text:p>Income Support Formal Sector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2_Debt/contract relief` &lt;br/&gt;(for households)_ no debt/contract relief </text:p>
          </table:table-cell>
          <table:table-cell table:number-columns-repeated="2" office:value-type="string" calcext:value-type="string">
            <text:p>No Debt Contract Relief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1_Public information campaigns_ no Covid</text:p>
          </table:table-cell>
          <table:table-cell table:number-columns-repeated="2" office:value-type="string" calcext:value-type="string">
            <text:p>No Public Information Campaign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1_Flag_ targeted </text:p>
          </table:table-cell>
          <table:table-cell table:number-columns-repeated="2" office:value-type="string" calcext:value-type="string">
            <text:p>H1_Flag_Targeted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2_Testing policy_ no testing policy </text:p>
          </table:table-cell>
          <table:table-cell table:number-columns-repeated="2" office:value-type="string" calcext:value-type="string">
            <text:p>No Testing Policy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3_Contact tracing_ no contact tracing </text:p>
          </table:table-cell>
          <table:table-cell table:number-columns-repeated="2" office:value-type="string" calcext:value-type="string">
            <text:p>No Contact Tracing</text:p>
          </table:table-cell>
          <table:table-cell office:value-type="string" calcext:value-type="string">
            <text:p>Tracing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_School closing_ recommend closing </text:p>
          </table:table-cell>
          <table:table-cell table:number-columns-repeated="2" office:value-type="string" calcext:value-type="string">
            <text:p>School Closure Recommended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_Flag_ general </text:p>
          </table:table-cell>
          <table:table-cell table:number-columns-repeated="2" office:value-type="string" calcext:value-type="string">
            <text:p>C1_Flag_General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_Workplace closing_ recommend closing (or recommend work from home) </text:p>
          </table:table-cell>
          <table:table-cell table:number-columns-repeated="2" office:value-type="string" calcext:value-type="string">
            <text:p>Recommend WFH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_Flag_ general </text:p>
          </table:table-cell>
          <table:table-cell table:number-columns-repeated="2" office:value-type="string" calcext:value-type="string">
            <text:p>C2_Flag_General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3_Cancel public events_ recommend cancelling </text:p>
          </table:table-cell>
          <table:table-cell table:number-columns-repeated="2" office:value-type="string" calcext:value-type="string">
            <text:p>Recommend Public Event Closures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_Flag_ general </text:p>
          </table:table-cell>
          <table:table-cell table:number-columns-repeated="2" office:value-type="string" calcext:value-type="string">
            <text:p>C3_Flag_General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_Restrictions on gatherings_ restrictions on very large gatherings (the limit is above 1000 people) </text:p>
          </table:table-cell>
          <table:table-cell table:number-columns-repeated="2" office:value-type="string" calcext:value-type="string">
            <text:p>Restrict Very Large Gatherings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_Flag_ general </text:p>
          </table:table-cell>
          <table:table-cell table:number-columns-repeated="2" office:value-type="string" calcext:value-type="string">
            <text:p>C4_Flag_General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_Close public transport_ recommend closing (or significantly reduce volume/route/means of transport available) </text:p>
          </table:table-cell>
          <table:table-cell table:number-columns-repeated="2" office:value-type="string" calcext:value-type="string">
            <text:p>Reduce Public Transport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5_Flag_ general </text:p>
          </table:table-cell>
          <table:table-cell table:number-columns-repeated="2" office:value-type="string" calcext:value-type="string">
            <text:p>C5_Flag_General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6_Stay at home requirements_ recommend not leaving house </text:p>
          </table:table-cell>
          <table:table-cell table:number-columns-repeated="2" office:value-type="string" calcext:value-type="string">
            <text:p>Recommend Not Leave Home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6_Flag_ general </text:p>
          </table:table-cell>
          <table:table-cell table:number-columns-repeated="2" office:value-type="string" calcext:value-type="string">
            <text:p>C6_Flag_General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7_Restrictions on internal movement_ recommend not to travel between regions/cities </text:p>
          </table:table-cell>
          <table:table-cell table:number-columns-repeated="2" office:value-type="string" calcext:value-type="string">
            <text:p>Recommend Not Leave City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7_Flag_ general </text:p>
          </table:table-cell>
          <table:table-cell table:number-columns-repeated="2" office:value-type="string" calcext:value-type="string">
            <text:p>C7_Flag_General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8_International travel controls_ screening arrivals </text:p>
          </table:table-cell>
          <table:table-cell table:number-columns-repeated="2" office:value-type="string" calcext:value-type="string">
            <text:p>Screen International Arrivals</text:p>
          </table:table-cell>
          <table:table-cell office:value-type="string" calcext:value-type="string">
            <text:p>Internationa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1_Income support` &lt;br/&gt;(for households)_ government is replacing less than 50% of lost salary (or if a flat sum, it is less than 50% median salary) </text:p>
          </table:table-cell>
          <table:table-cell table:number-columns-repeated="2" office:value-type="string" calcext:value-type="string">
            <text:p>Income Support &lt; 50%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1_Flag_ transfers to informal sector workers too </text:p>
          </table:table-cell>
          <table:table-cell table:number-columns-repeated="2" office:value-type="string" calcext:value-type="string">
            <text:p>Transfer Informal Sector too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2_Debt/contract relief` &lt;br/&gt;(for households)_ narrow relief, specific to one kind of contract </text:p>
          </table:table-cell>
          <table:table-cell table:number-columns-repeated="2" office:value-type="string" calcext:value-type="string">
            <text:p>Narrow Debt Relief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3_Fiscal measures_ no new spending that day </text:p>
          </table:table-cell>
          <table:table-cell table:number-columns-repeated="2" office:value-type="string" calcext:value-type="string">
            <text:p>No New Govt Spending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_International support_ no new spending that day </text:p>
          </table:table-cell>
          <table:table-cell table:number-columns-repeated="2" office:value-type="string" calcext:value-type="string">
            <text:p>No New Internation Spending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1_Public information campaigns_ public officials urging caution about Covid</text:p>
          </table:table-cell>
          <table:table-cell table:number-columns-repeated="2" office:value-type="string" calcext:value-type="string">
            <text:p>Public Information Urge Caution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1_Flag_ general </text:p>
          </table:table-cell>
          <table:table-cell table:number-columns-repeated="2" office:value-type="string" calcext:value-type="string">
            <text:p>H1_Flag_General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2_Testing policy_ only those who both (a) have symptoms AND (b) meet specific criteria (eg key workers, admitted to hospital, came into contact with a known case, returned from overseas) </text:p>
          </table:table-cell>
          <table:table-cell table:number-columns-repeated="2" office:value-type="string" calcext:value-type="string">
            <text:p>Test with Symptoms or Known Case Links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3_Contact tracing_ limited contact tracing</text:p>
          </table:table-cell>
          <table:table-cell office:value-type="string" calcext:value-type="string">
            <text:p><text:s/>not done for all cases </text:p>
          </table:table-cell>
          <table:table-cell table:number-columns-repeated="2" office:value-type="string" calcext:value-type="string">
            <text:p>Limited Contact Tracing</text:p>
          </table:table-cell>
          <table:table-cell office:value-type="string" calcext:value-type="string">
            <text:p>Traci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4_Emergency investment in healthcare_ no new spending that day </text:p>
          </table:table-cell>
          <table:table-cell table:number-columns-repeated="2" office:value-type="string" calcext:value-type="string">
            <text:p>No New Spend on Healthcare</text:p>
          </table:table-cell>
          <table:table-cell office:value-type="string" calcext:value-type="string">
            <text:p>Healthcar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5_Investment in vaccines_ no new spending that day </text:p>
          </table:table-cell>
          <table:table-cell table:number-columns-repeated="2" office:value-type="string" calcext:value-type="string">
            <text:p>No New Spend on Vaccines</text:p>
          </table:table-cell>
          <table:table-cell office:value-type="string" calcext:value-type="string">
            <text:p>Vaccin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1_School closing_ require closing (only some levels or categories, eg just high school, or just public schools) </text:p>
          </table:table-cell>
          <table:table-cell table:number-columns-repeated="2" office:value-type="string" calcext:value-type="string">
            <text:p>Require School Closures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_Flag_ no data </text:p>
          </table:table-cell>
          <table:table-cell table:number-columns-repeated="2" office:value-type="string" calcext:value-type="string">
            <text:p>C1_Flag_NoData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2_Workplace closing_ require closing (or work from home) for some sectors or categories of workers </text:p>
          </table:table-cell>
          <table:table-cell table:number-columns-repeated="2" office:value-type="string" calcext:value-type="string">
            <text:p>Require Workplace Closures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2_Flag_ no data </text:p>
          </table:table-cell>
          <table:table-cell table:number-columns-repeated="2" office:value-type="string" calcext:value-type="string">
            <text:p>C2_Flag_NoData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3_Cancel public events_ require cancelling </text:p>
          </table:table-cell>
          <table:table-cell table:number-columns-repeated="2" office:value-type="string" calcext:value-type="string">
            <text:p>Require Public Events Closures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3_Flag_ no data </text:p>
          </table:table-cell>
          <table:table-cell table:number-columns-repeated="2" office:value-type="string" calcext:value-type="string">
            <text:p>C3_Flag_NoData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4_Restrictions on gatherings_ restrictions on gatherings between 101</text:p>
          </table:table-cell>
          <table:table-cell table:number-columns-repeated="2" office:value-type="string" calcext:value-type="string">
            <text:p>Restrict Gatherings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4_Flag_ no data </text:p>
          </table:table-cell>
          <table:table-cell table:number-columns-repeated="2" office:value-type="string" calcext:value-type="string">
            <text:p>C4_Flag_NoData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5_Close public transport_ require closing (or prohibit most citizens from using it) </text:p>
          </table:table-cell>
          <table:table-cell table:number-columns-repeated="2" office:value-type="string" calcext:value-type="string">
            <text:p>Close Public Transport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5_Flag_ no data </text:p>
          </table:table-cell>
          <table:table-cell table:number-columns-repeated="2" office:value-type="string" calcext:value-type="string">
            <text:p>C5_Flag_NoData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6_Stay at home requirements_ require not leaving house with exceptions for daily exercise, grocery shopping, and 'essential' trips </text:p>
          </table:table-cell>
          <table:table-cell table:number-columns-repeated="2" office:value-type="string" calcext:value-type="string">
            <text:p>Lockdown except 3 reasons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6_Flag_ no data </text:p>
          </table:table-cell>
          <table:table-cell table:number-columns-repeated="2" office:value-type="string" calcext:value-type="string">
            <text:p>C6_Flag_NoData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7_Restrictions on internal movement_ internal movement restrictions in place </text:p>
          </table:table-cell>
          <table:table-cell table:number-columns-repeated="2" office:value-type="string" calcext:value-type="string">
            <text:p>Restrict Internal Movements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7_Flag_ no data </text:p>
          </table:table-cell>
          <table:table-cell table:number-columns-repeated="2" office:value-type="string" calcext:value-type="string">
            <text:p>C7_Flag_NoData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8_International travel controls_ quarantine arrivals from some or all regions </text:p>
          </table:table-cell>
          <table:table-cell table:number-columns-repeated="2" office:value-type="string" calcext:value-type="string">
            <text:p>Quarantine Arrivals</text:p>
          </table:table-cell>
          <table:table-cell office:value-type="string" calcext:value-type="string">
            <text:p>International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1_Income support` &lt;br/&gt;(for households)_ government is replacing 50% or more of lost salary (or if a flat sum, it is greater than 50% median salary) </text:p>
          </table:table-cell>
          <table:table-cell table:number-columns-repeated="2" office:value-type="string" calcext:value-type="string">
            <text:p>Income Support &gt; 50%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1_Flag_ no data </text:p>
          </table:table-cell>
          <table:table-cell table:number-columns-repeated="2" office:value-type="string" calcext:value-type="string">
            <text:p>E1_Flag_NoData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2_Debt/contract relief` &lt;br/&gt;(for households)_ broad debt/contract relief </text:p>
          </table:table-cell>
          <table:table-cell table:number-columns-repeated="2" office:value-type="string" calcext:value-type="string">
            <text:p>Broad Debt/Contract Relief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3_Fiscal measures_ no data </text:p>
          </table:table-cell>
          <table:table-cell table:number-columns-repeated="2" office:value-type="string" calcext:value-type="string">
            <text:p>No Fiscal Measures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4_International support_ no data </text:p>
          </table:table-cell>
          <table:table-cell table:number-columns-repeated="2" office:value-type="string" calcext:value-type="string">
            <text:p>No International Support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1_Public information campaigns_ coordinated public information campaign (eg across traditional and social media) </text:p>
          </table:table-cell>
          <table:table-cell table:number-columns-repeated="2" office:value-type="string" calcext:value-type="string">
            <text:p>Public Information Campaign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1_Flag_ no data </text:p>
          </table:table-cell>
          <table:table-cell table:number-columns-repeated="2" office:value-type="string" calcext:value-type="string">
            <text:p>H1_Flag_NoData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2_Testing policy_ testing of anyone showing Covid</text:p>
          </table:table-cell>
          <table:table-cell table:number-columns-repeated="2" office:value-type="string" calcext:value-type="string">
            <text:p>Test Anyone Showing Symptoms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3_Contact tracing_ comprehensive contact tracing</text:p>
          </table:table-cell>
          <table:table-cell office:value-type="string" calcext:value-type="string">
            <text:p><text:s/>done for all identified cases </text:p>
          </table:table-cell>
          <table:table-cell table:number-columns-repeated="2" office:value-type="string" calcext:value-type="string">
            <text:p>Comprehensive Contact Tracing</text:p>
          </table:table-cell>
          <table:table-cell office:value-type="string" calcext:value-type="string">
            <text:p>Trac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4_Emergency investment in healthcare_ no data </text:p>
          </table:table-cell>
          <table:table-cell table:number-columns-repeated="2" office:value-type="string" calcext:value-type="string">
            <text:p>No Investment in Emergency Health</text:p>
          </table:table-cell>
          <table:table-cell office:value-type="string" calcext:value-type="string">
            <text:p>Healthcar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5_Investment in vaccines_ no data </text:p>
          </table:table-cell>
          <table:table-cell table:number-columns-repeated="2" office:value-type="string" calcext:value-type="string">
            <text:p>No Investment in Vaccines</text:p>
          </table:table-cell>
          <table:table-cell office:value-type="string" calcext:value-type="string">
            <text:p>Vacci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1_School closing_ require closing all levels </text:p>
          </table:table-cell>
          <table:table-cell table:number-columns-repeated="2" office:value-type="string" calcext:value-type="string">
            <text:p>Require All Schools Closed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2_Workplace closing_ require closing (or work from home) for all</text:p>
          </table:table-cell>
          <table:table-cell table:number-columns-repeated="2" office:value-type="string" calcext:value-type="string">
            <text:p>Require All Workplace Closed</text:p>
          </table:table-cell>
          <table:table-cell office:value-type="string" calcext:value-type="string">
            <text:p>Workplac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3_Cancel public events_ no data </text:p>
          </table:table-cell>
          <table:table-cell table:number-columns-repeated="2" office:value-type="string" calcext:value-type="string">
            <text:p>No Restrictions on Public Events</text:p>
          </table:table-cell>
          <table:table-cell office:value-type="string" calcext:value-type="string">
            <text:p>Even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4_Restrictions on gatherings_ restrictions on gatherings between 11</text:p>
          </table:table-cell>
          <table:table-cell table:number-columns-repeated="2" office:value-type="string" calcext:value-type="string">
            <text:p>Restriction on Gatherings &gt;11</text:p>
          </table:table-cell>
          <table:table-cell office:value-type="string" calcext:value-type="string">
            <text:p>Gathering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5_Close public transport_ no data </text:p>
          </table:table-cell>
          <table:table-cell table:number-columns-repeated="2" office:value-type="string" calcext:value-type="string">
            <text:p>No Restrictions on Public Transport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6_Stay at home requirements_ require not leaving house with minimal exceptions (eg allowed to leave once a week, or only one person can leave at a time, etc) </text:p>
          </table:table-cell>
          <table:table-cell table:number-columns-repeated="2" office:value-type="string" calcext:value-type="string">
            <text:p>Lockdown Minimal Exceptions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7_Restrictions on internal movement_ no data </text:p>
          </table:table-cell>
          <table:table-cell table:number-columns-repeated="2" office:value-type="string" calcext:value-type="string">
            <text:p>No Internal Movement Restrictions</text:p>
          </table:table-cell>
          <table:table-cell office:value-type="string" calcext:value-type="string">
            <text:p>Movement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8_International travel controls_ ban arrivals from some regions </text:p>
          </table:table-cell>
          <table:table-cell table:number-columns-repeated="2" office:value-type="string" calcext:value-type="string">
            <text:p>Ban Certain International Arrivals</text:p>
          </table:table-cell>
          <table:table-cell office:value-type="string" calcext:value-type="string">
            <text:p>International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1_Income support` &lt;br/&gt;(for households)_ no data </text:p>
          </table:table-cell>
          <table:table-cell table:number-columns-repeated="2" office:value-type="string" calcext:value-type="string">
            <text:p>No Income Support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1_Public information campaigns_ no data </text:p>
          </table:table-cell>
          <table:table-cell table:number-columns-repeated="2" office:value-type="string" calcext:value-type="string">
            <text:p>No Public Information Campaign</text:p>
          </table:table-cell>
          <table:table-cell office:value-type="string" calcext:value-type="string">
            <text:p>Campaign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2_Testing policy_ open public testing (eg "drive through" testing available to asymptomatic people) </text:p>
          </table:table-cell>
          <table:table-cell table:number-columns-repeated="2" office:value-type="string" calcext:value-type="string">
            <text:p>Open Public Testing</text:p>
          </table:table-cell>
          <table:table-cell office:value-type="string" calcext:value-type="string">
            <text:p>Test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8T18:22:37.512346591</dc:date>
    <meta:editing-duration>PT20M5S</meta:editing-duration>
    <meta:editing-cycles>3</meta:editing-cycles>
    <meta:generator>LibreOffice/6.4.7.2$Linux_X86_64 LibreOffice_project/40$Build-2</meta:generator>
    <meta:document-statistic meta:table-count="2" meta:cell-count="891" meta:object-count="0"/>
  </office:meta>
</office:document-meta>
</file>